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51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3.41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18.639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3.491cm"/>
    </style:style>
    <style:style style:name="co12" style:family="table-column">
      <style:table-column-properties fo:break-before="auto" style:column-width="10.867cm"/>
    </style:style>
    <style:style style:name="co13" style:family="table-column">
      <style:table-column-properties fo:break-before="auto" style:column-width="1.025cm"/>
    </style:style>
    <style:style style:name="co14" style:family="table-column">
      <style:table-column-properties fo:break-before="auto" style:column-width="9.259cm"/>
    </style:style>
    <style:style style:name="co15" style:family="table-column">
      <style:table-column-properties fo:break-before="auto" style:column-width="9.977cm"/>
    </style:style>
    <style:style style:name="co16" style:family="table-column">
      <style:table-column-properties fo:break-before="auto" style:column-width="5.838cm"/>
    </style:style>
    <style:style style:name="co17" style:family="table-column">
      <style:table-column-properties fo:break-before="auto" style:column-width="5.322cm"/>
    </style:style>
    <style:style style:name="co18" style:family="table-column">
      <style:table-column-properties fo:break-before="auto" style:column-width="3.963cm"/>
    </style:style>
    <style:style style:name="co19" style:family="table-column">
      <style:table-column-properties fo:break-before="auto" style:column-width="3.872cm"/>
    </style:style>
    <style:style style:name="co20" style:family="table-column">
      <style:table-column-properties fo:break-before="auto" style:column-width="7.699cm"/>
    </style:style>
    <style:style style:name="co21" style:family="table-column">
      <style:table-column-properties fo:break-before="auto" style:column-width="5.346cm"/>
    </style:style>
    <style:style style:name="co22" style:family="table-column">
      <style:table-column-properties fo:break-before="auto" style:column-width="7.594cm"/>
    </style:style>
    <style:style style:name="co23" style:family="table-column">
      <style:table-column-properties fo:break-before="auto" style:column-width="2.78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no-wrap"/>
    </style:style>
    <style:style style:name="ce1" style:family="table-cell" style:parent-style-name="Default">
      <style:table-cell-properties fo:wrap-option="no-wrap"/>
    </style:style>
    <style:style style:name="ce8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vertical-align="automatic"/>
    </style:style>
    <style:style style:name="ce4" style:family="table-cell" style:parent-style-name="Default">
      <style:map style:condition="cell-content()=1" style:apply-style-name="Good" style:base-cell-address="eora26_without_reexport.B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ora26_without_reexport.B3"/>
    </style:style>
    <style:style style:name="ce17" style:family="table-cell" style:parent-style-name="Default">
      <style:map style:condition="cell-content()=1" style:apply-style-name="Good" style:base-cell-address="exiobase_74.B3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4.B3"/>
    </style:style>
    <style:style style:name="ce20" style:family="table-cell" style:parent-style-name="Default">
      <style:map style:condition="cell-content()=1" style:apply-style-name="Good" style:base-cell-address="exiobase_7.B2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xiobase_7.B2"/>
    </style:style>
    <style:style style:name="ce22" style:family="table-cell" style:parent-style-name="Default">
      <style:map style:condition="cell-content()=1" style:apply-style-name="Good" style:base-cell-address="euregio.B2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euregio.B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Good" style:base-cell-address="icio2021_reworked.C2"/>
    </style:style>
    <style:style style:name="ce29" style:family="table-cell" style:parent-style-name="Default">
      <style:map style:condition="cell-content()=1" style:apply-style-name="Good" style:base-cell-address="icio2021_reworked.C2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icio2021_reworked.C2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5" office:value-type="string" calcext:value-type="string">
            <text:p>Exiobase3 full sectors</text:p>
          </table:table-cell>
          <table:table-cell table:style-name="ce8" office:value-type="string" calcext:value-type="string">
            <text:p>Eora26 group</text:p>
          </table:table-cell>
          <table:table-cell table:style-name="ce8" office:value-type="string" calcext:value-type="string">
            <text:p>Eora sectors</text:p>
          </table:table-cell>
          <table:table-cell table:style-name="ce8" office:value-type="string" calcext:value-type="string">
            <text:p>Exiobase3 74 sectors group</text:p>
          </table:table-cell>
          <table:table-cell table:style-name="ce8" office:value-type="string" calcext:value-type="string">
            <text:p>Exiobase3 74 sectors</text:p>
          </table:table-cell>
          <table:table-cell table:style-name="ce8" office:value-type="string" calcext:value-type="string">
            <text:p>Exiobase3 7 sectors group</text:p>
          </table:table-cell>
          <table:table-cell table:style-name="ce8" office:value-type="string" calcext:value-type="string">
            <text:p>Exiobase3 7 sectors</text:p>
          </table:table-cell>
          <table:table-cell office:value-type="string" calcext:value-type="string">
            <text:p>Euregio</text:p>
          </table:table-cell>
          <table:table-cell office:value-type="string" calcext:value-type="string">
            <text:p>Euregio sectors</text:p>
          </table:table-cell>
          <table:table-cell office:value-type="string" calcext:value-type="string">
            <text:p>ICIO2021</text:p>
          </table:table-cell>
          <table:table-cell office:value-type="string" calcext:value-type="string">
            <text:p>ICIO2021_reworked sectors id</text:p>
          </table:table-cell>
          <table:table-cell office:value-type="string" calcext:value-type="string">
            <text:p>ICIO2021_reworked sectors name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nimal products nec</text:p>
          </table:table-cell>
          <table:table-cell office:value-type="float" office:value="1" calcext:value-type="float">
            <text:p>1</text:p>
          </table:table-cell>
          <table:table-cell table:formula="of:=VLOOKUP([.B2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2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2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H2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3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3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4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5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1" calcext:value-type="float">
            <text:p>1</text:p>
          </table:table-cell>
          <table:table-cell table:formula="of:=VLOOKUP([.B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6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6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6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6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6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omposting of food waste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7];[$euregio.$A$2:$euregio.$B$75];2;0)" office:value-type="string" office:string-value="Agriculture" calcext:value-type="string">
            <text:p>Agricultur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omposting of paper and wood, incl. land application</text:p>
          </table:table-cell>
          <table:table-cell office:value-type="float" office:value="1" calcext:value-type="float">
            <text:p>1</text:p>
          </table:table-cell>
          <table:table-cell table:formula="of:=VLOOKUP([.B8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73" calcext:value-type="float">
            <text:p>73</text:p>
          </table:table-cell>
          <table:table-cell table:formula="of:=VLOOKUP([.D8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8];[$euregio.$A$2:$euregio.$B$75];2;0)" office:value-type="string" office:string-value="Agriculture" calcext:value-type="string">
            <text:p>Agricultur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office:value-type="float" office:value="1" calcext:value-type="float">
            <text:p>1</text:p>
          </table:table-cell>
          <table:table-cell table:formula="of:=VLOOKUP([.B9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9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9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9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9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9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crops nec</text:p>
          </table:table-cell>
          <table:table-cell office:value-type="float" office:value="1" calcext:value-type="float">
            <text:p>1</text:p>
          </table:table-cell>
          <table:table-cell table:formula="of:=VLOOKUP([.B10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0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0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0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0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0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oil seeds</text:p>
          </table:table-cell>
          <table:table-cell office:value-type="float" office:value="1" calcext:value-type="float">
            <text:p>1</text:p>
          </table:table-cell>
          <table:table-cell table:formula="of:=VLOOKUP([.B11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1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1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1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1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1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paddy rice</text:p>
          </table:table-cell>
          <table:table-cell office:value-type="float" office:value="1" calcext:value-type="float">
            <text:p>1</text:p>
          </table:table-cell>
          <table:table-cell table:formula="of:=VLOOKUP([.B12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2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2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2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2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2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office:value-type="float" office:value="1" calcext:value-type="float">
            <text:p>1</text:p>
          </table:table-cell>
          <table:table-cell table:formula="of:=VLOOKUP([.B1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3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3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3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office:value-type="float" office:value="1" calcext:value-type="float">
            <text:p>1</text:p>
          </table:table-cell>
          <table:table-cell table:formula="of:=VLOOKUP([.B1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4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4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4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office:value-type="float" office:value="1" calcext:value-type="float">
            <text:p>1</text:p>
          </table:table-cell>
          <table:table-cell table:formula="of:=VLOOKUP([.B15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5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5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5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5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5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ultivation of wheat</text:p>
          </table:table-cell>
          <table:table-cell office:value-type="float" office:value="1" calcext:value-type="float">
            <text:p>1</text:p>
          </table:table-cell>
          <table:table-cell table:formula="of:=VLOOKUP([.B16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formula="of:=VLOOKUP([.D16];[$exiobase_74.$A$2:$exiobase_74.$B$75];2;0)" office:value-type="string" office:string-value="Cultivation in general" calcext:value-type="string">
            <text:p>Cultivation in general</text:p>
          </table:table-cell>
          <table:table-cell office:value-type="float" office:value="1" calcext:value-type="float">
            <text:p>1</text:p>
          </table:table-cell>
          <table:table-cell table:formula="of:=VLOOKUP([.F16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6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6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6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formula="of:=VLOOKUP([.B17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5" calcext:value-type="float">
            <text:p>5</text:p>
          </table:table-cell>
          <table:table-cell table:formula="of:=VLOOKUP([.D17];[$exiobase_74.$A$2:$exiobase_74.$B$75];2;0)" office:value-type="string" office:string-value="Forestry, logging and related service activities (02)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formula="of:=VLOOKUP([.F17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7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7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7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B18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4" calcext:value-type="float">
            <text:p>4</text:p>
          </table:table-cell>
          <table:table-cell table:formula="of:=VLOOKUP([.D18];[$exiobase_74.$A$2:$exiobase_74.$B$75];2;0)" office:value-type="string" office:string-value="Manure treatment, storage and land application" calcext:value-type="string">
            <text:p>Manure treatment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F18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8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8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8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B19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4" calcext:value-type="float">
            <text:p>4</text:p>
          </table:table-cell>
          <table:table-cell table:formula="of:=VLOOKUP([.D19];[$exiobase_74.$A$2:$exiobase_74.$B$75];2;0)" office:value-type="string" office:string-value="Manure treatment, storage and land application" calcext:value-type="string">
            <text:p>Manure treatment, storage and land application</text:p>
          </table:table-cell>
          <table:table-cell office:value-type="float" office:value="1" calcext:value-type="float">
            <text:p>1</text:p>
          </table:table-cell>
          <table:table-cell table:formula="of:=VLOOKUP([.F19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19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19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19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1" calcext:value-type="float">
            <text:p>1</text:p>
          </table:table-cell>
          <table:table-cell table:formula="of:=VLOOKUP([.B20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20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20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0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0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0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1" calcext:value-type="float">
            <text:p>1</text:p>
          </table:table-cell>
          <table:table-cell table:formula="of:=VLOOKUP([.B21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21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21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1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1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1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1" calcext:value-type="float">
            <text:p>1</text:p>
          </table:table-cell>
          <table:table-cell table:formula="of:=VLOOKUP([.B22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formula="of:=VLOOKUP([.D22];[$exiobase_74.$A$2:$exiobase_74.$B$75];2;0)" office:value-type="string" office:string-value="Animal farming" calcext:value-type="string">
            <text:p>Animal farming</text:p>
          </table:table-cell>
          <table:table-cell office:value-type="float" office:value="1" calcext:value-type="float">
            <text:p>1</text:p>
          </table:table-cell>
          <table:table-cell table:formula="of:=VLOOKUP([.F22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2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2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2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1" calcext:value-type="float">
            <text:p>1</text:p>
          </table:table-cell>
          <table:table-cell table:formula="of:=VLOOKUP([.B23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23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23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3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3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3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1" calcext:value-type="float">
            <text:p>1</text:p>
          </table:table-cell>
          <table:table-cell table:formula="of:=VLOOKUP([.B24];[$eora26_without_reexport.$A$2:$eora26_without_reexport.$B$26];2;0)" office:value-type="string" office:string-value="Agriculture" calcext:value-type="string">
            <text:p>Agriculture</text:p>
          </table:table-cell>
          <table:table-cell office:value-type="float" office:value="3" calcext:value-type="float">
            <text:p>3</text:p>
          </table:table-cell>
          <table:table-cell table:formula="of:=VLOOKUP([.D24];[$exiobase_74.$A$2:$exiobase_74.$B$75];2;0)" office:value-type="string" office:string-value="Milk, Animal products nec" calcext:value-type="string">
            <text:p>Milk, Animal products nec</text:p>
          </table:table-cell>
          <table:table-cell office:value-type="float" office:value="1" calcext:value-type="float">
            <text:p>1</text:p>
          </table:table-cell>
          <table:table-cell table:formula="of:=VLOOKUP([.F24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24];[$euregio.$A$2:$euregio.$B$75];2;0)" office:value-type="string" office:string-value="Agriculture" calcext:value-type="string">
            <text:p>Agriculture</text:p>
          </table:table-cell>
          <table:table-cell office:value-type="float" office:value="1" calcext:value-type="float">
            <text:p>1</text:p>
          </table:table-cell>
          <table:table-cell table:style-name="ce3" table:formula="of:=VLOOKUP([.J24];[$icio2021_reworked.$H$1:$icio2021_reworked.$J$41];3;0)" office:value-type="string" office:string-value="D01T02" calcext:value-type="string">
            <text:p>D01T02</text:p>
          </table:table-cell>
          <table:table-cell table:style-name="ce3" table:formula="of:=VLOOKUP([.J24];[$icio2021_reworked.$H$1:$icio2021_reworked.$J$41];2;0)" office:value-type="string" office:string-value="Agriculture, hunting, forestry" calcext:value-type="string">
            <text:p>Agriculture, hunting, forestry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B25];[$eora26_without_reexport.$A$2:$eora26_without_reexport.$B$26];2;0)" office:value-type="string" office:string-value="Construction" calcext:value-type="string">
            <text:p>Construction</text:p>
          </table:table-cell>
          <table:table-cell office:value-type="float" office:value="55" calcext:value-type="float">
            <text:p>55</text:p>
          </table:table-cell>
          <table:table-cell table:formula="of:=VLOOKUP([.D25];[$exiobase_74.$A$2:$exiobase_74.$B$75];2;0)" office:value-type="string" office:string-value="Construction (45)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F25];[$exiobase_7.$A$2:$exiobase_7.$B$75];2;0)" office:value-type="string" office:string-value="Construction" calcext:value-type="string">
            <text:p>Construction</text:p>
          </table:table-cell>
          <table:table-cell office:value-type="float" office:value="8" calcext:value-type="float">
            <text:p>8</text:p>
          </table:table-cell>
          <table:table-cell table:style-name="ce2" table:formula="of:=VLOOKUP([.H25];[$euregio.$A$2:$euregio.$B$75];2;0)" office:value-type="string" office:string-value="Construction" calcext:value-type="string">
            <text:p>Construction</text:p>
          </table:table-cell>
          <table:table-cell office:value-type="float" office:value="22" calcext:value-type="float">
            <text:p>22</text:p>
          </table:table-cell>
          <table:table-cell table:style-name="ce3" table:formula="of:=VLOOKUP([.J25];[$icio2021_reworked.$H$1:$icio2021_reworked.$J$41];3;0)" office:value-type="string" office:string-value="D41T43" calcext:value-type="string">
            <text:p>D41T43</text:p>
          </table:table-cell>
          <table:table-cell table:style-name="ce3" table:formula="of:=VLOOKUP([.J25];[$icio2021_reworked.$H$1:$icio2021_reworked.$J$41];2;0)" office:value-type="string" office:string-value="Construction" calcext:value-type="string">
            <text:p>Construction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Education (80)</text:p>
          </table:table-cell>
          <table:table-cell office:value-type="float" office:value="3" calcext:value-type="float">
            <text:p>3</text:p>
          </table:table-cell>
          <table:table-cell table:formula="of:=VLOOKUP([.B26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2" calcext:value-type="float">
            <text:p>72</text:p>
          </table:table-cell>
          <table:table-cell table:formula="of:=VLOOKUP([.D26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2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26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6" calcext:value-type="float">
            <text:p>36</text:p>
          </table:table-cell>
          <table:table-cell table:style-name="ce3" table:formula="of:=VLOOKUP([.J26];[$icio2021_reworked.$H$1:$icio2021_reworked.$J$41];3;0)" office:value-type="string" office:string-value="D85" calcext:value-type="string">
            <text:p>D85</text:p>
          </table:table-cell>
          <table:table-cell table:style-name="ce3" table:formula="of:=VLOOKUP([.J26];[$icio2021_reworked.$H$1:$icio2021_reworked.$J$41];2;0)" office:value-type="string" office:string-value="Education" calcext:value-type="string">
            <text:p>Education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Health and social work (85)</text:p>
          </table:table-cell>
          <table:table-cell office:value-type="float" office:value="3" calcext:value-type="float">
            <text:p>3</text:p>
          </table:table-cell>
          <table:table-cell table:formula="of:=VLOOKUP([.B27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2" calcext:value-type="float">
            <text:p>72</text:p>
          </table:table-cell>
          <table:table-cell table:formula="of:=VLOOKUP([.D27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2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2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7" calcext:value-type="float">
            <text:p>37</text:p>
          </table:table-cell>
          <table:table-cell table:style-name="ce3" table:formula="of:=VLOOKUP([.J27];[$icio2021_reworked.$H$1:$icio2021_reworked.$J$41];3;0)" office:value-type="string" office:string-value="D86T88" calcext:value-type="string">
            <text:p>D86T88</text:p>
          </table:table-cell>
          <table:table-cell table:style-name="ce3" table:formula="of:=VLOOKUP([.J27];[$icio2021_reworked.$H$1:$icio2021_reworked.$J$41];2;0)" office:value-type="string" office:string-value="Human health and social work activities" calcext:value-type="string">
            <text:p>Human health and social work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Other service activities (93)</text:p>
          </table:table-cell>
          <table:table-cell office:value-type="float" office:value="3" calcext:value-type="float">
            <text:p>3</text:p>
          </table:table-cell>
          <table:table-cell table:formula="of:=VLOOKUP([.B28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4" calcext:value-type="float">
            <text:p>74</text:p>
          </table:table-cell>
          <table:table-cell table:formula="of:=VLOOKUP([.D28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28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2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28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28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ublishing, printing and reproduction of recorded media (22)</text:p>
          </table:table-cell>
          <table:table-cell office:value-type="float" office:value="3" calcext:value-type="float">
            <text:p>3</text:p>
          </table:table-cell>
          <table:table-cell table:formula="of:=VLOOKUP([.B29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24" calcext:value-type="float">
            <text:p>24</text:p>
          </table:table-cell>
          <table:table-cell table:formula="of:=VLOOKUP([.D29];[$exiobase_74.$A$2:$exiobase_74.$B$75];2;0)" office:value-type="string" office:string-value="Publishing, printing and reproduction of recorded media (22)" calcext:value-type="string">
            <text:p>Publishing, printing and reproduction of recorded media (22)</text:p>
          </table:table-cell>
          <table:table-cell office:value-type="float" office:value="5" calcext:value-type="float">
            <text:p>5</text:p>
          </table:table-cell>
          <table:table-cell table:formula="of:=VLOOKUP([.F29];[$exiobase_7.$A$2:$exiobase_7.$B$75];2;0)" office:value-type="string" office:string-value="Manufacture" calcext:value-type="string">
            <text:p>Manufacture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29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29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29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creational, cultural and sporting activities (92)</text:p>
          </table:table-cell>
          <table:table-cell office:value-type="float" office:value="3" calcext:value-type="float">
            <text:p>3</text:p>
          </table:table-cell>
          <table:table-cell table:formula="of:=VLOOKUP([.B30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4" calcext:value-type="float">
            <text:p>74</text:p>
          </table:table-cell>
          <table:table-cell table:formula="of:=VLOOKUP([.D30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30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3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8" calcext:value-type="float">
            <text:p>38</text:p>
          </table:table-cell>
          <table:table-cell table:style-name="ce3" table:formula="of:=VLOOKUP([.J30];[$icio2021_reworked.$H$1:$icio2021_reworked.$J$41];3;0)" office:value-type="string" office:string-value="D90T93" calcext:value-type="string">
            <text:p>D90T93</text:p>
          </table:table-cell>
          <table:table-cell table:style-name="ce3" table:formula="of:=VLOOKUP([.J30];[$icio2021_reworked.$H$1:$icio2021_reworked.$J$41];2;0)" office:value-type="string" office:string-value="Arts, entertainment and recreation" calcext:value-type="string">
            <text:p>Arts, entertainment and recreation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search and development (73)</text:p>
          </table:table-cell>
          <table:table-cell office:value-type="float" office:value="3" calcext:value-type="float">
            <text:p>3</text:p>
          </table:table-cell>
          <table:table-cell table:formula="of:=VLOOKUP([.B31];[$eora26_without_reexport.$A$2:$eora26_without_reexport.$B$26];2;0)" office:value-type="string" office:string-value="Education, Health and Other Services" calcext:value-type="string">
            <text:p>Education, Health and Other Services</text:p>
          </table:table-cell>
          <table:table-cell office:value-type="float" office:value="71" calcext:value-type="float">
            <text:p>71</text:p>
          </table:table-cell>
          <table:table-cell table:formula="of:=VLOOKUP([.D31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3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31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3" calcext:value-type="float">
            <text:p>33</text:p>
          </table:table-cell>
          <table:table-cell table:style-name="ce3" table:formula="of:=VLOOKUP([.J31];[$icio2021_reworked.$H$1:$icio2021_reworked.$J$41];3;0)" office:value-type="string" office:string-value="D69T75" calcext:value-type="string">
            <text:p>D69T75</text:p>
          </table:table-cell>
          <table:table-cell table:style-name="ce3" table:formula="of:=VLOOKUP([.J31];[$icio2021_reworked.$H$1:$icio2021_reworked.$J$41];2;0)" office:value-type="string" office:string-value="Professional, scientific and technical activities" calcext:value-type="string">
            <text:p>Professional, scientific and technical activitie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electrical machinery and apparatus n.e.c. (31)</text:p>
          </table:table-cell>
          <table:table-cell office:value-type="float" office:value="4" calcext:value-type="float">
            <text:p>4</text:p>
          </table:table-cell>
          <table:table-cell table:formula="of:=VLOOKUP([.B32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6" calcext:value-type="float">
            <text:p>46</text:p>
          </table:table-cell>
          <table:table-cell table:formula="of:=VLOOKUP([.D32];[$exiobase_74.$A$2:$exiobase_74.$B$75];2;0)" office:value-type="string" office:string-value="Manufacture of electrical machinery and apparatus n.e.c. (31)" calcext:value-type="string">
            <text:p>Manufacture of electrical machinery and apparatus n.e.c. (31)</text:p>
          </table:table-cell>
          <table:table-cell office:value-type="float" office:value="5" calcext:value-type="float">
            <text:p>5</text:p>
          </table:table-cell>
          <table:table-cell table:formula="of:=VLOOKUP([.F32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32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5" calcext:value-type="float">
            <text:p>15</text:p>
          </table:table-cell>
          <table:table-cell table:style-name="ce3" table:formula="of:=VLOOKUP([.J32];[$icio2021_reworked.$H$1:$icio2021_reworked.$J$41];3;0)" office:value-type="string" office:string-value="D27" calcext:value-type="string">
            <text:p>D27</text:p>
          </table:table-cell>
          <table:table-cell table:style-name="ce3" table:formula="of:=VLOOKUP([.J32];[$icio2021_reworked.$H$1:$icio2021_reworked.$J$41];2;0)" office:value-type="string" office:string-value="Electrical equipment" calcext:value-type="string">
            <text:p>Electrical equipment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machinery and equipment n.e.c. (29)</text:p>
          </table:table-cell>
          <table:table-cell office:value-type="float" office:value="4" calcext:value-type="float">
            <text:p>4</text:p>
          </table:table-cell>
          <table:table-cell table:formula="of:=VLOOKUP([.B33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4" calcext:value-type="float">
            <text:p>44</text:p>
          </table:table-cell>
          <table:table-cell table:formula="of:=VLOOKUP([.D33];[$exiobase_74.$A$2:$exiobase_74.$B$75];2;0)" office:value-type="string" office:string-value="Manufacture of machinery and equipment n.e.c. (29)" calcext:value-type="string">
            <text:p>Manufacture of machinery and equipment n.e.c. (29)</text:p>
          </table:table-cell>
          <table:table-cell office:value-type="float" office:value="5" calcext:value-type="float">
            <text:p>5</text:p>
          </table:table-cell>
          <table:table-cell table:formula="of:=VLOOKUP([.F33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33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6" calcext:value-type="float">
            <text:p>16</text:p>
          </table:table-cell>
          <table:table-cell table:style-name="ce3" table:formula="of:=VLOOKUP([.J33];[$icio2021_reworked.$H$1:$icio2021_reworked.$J$41];3;0)" office:value-type="string" office:string-value="D28" calcext:value-type="string">
            <text:p>D28</text:p>
          </table:table-cell>
          <table:table-cell table:style-name="ce3" table:formula="of:=VLOOKUP([.J33];[$icio2021_reworked.$H$1:$icio2021_reworked.$J$41];2;0)" office:value-type="string" office:string-value="Machinery and equipment, nec " calcext:value-type="string">
            <text:p>Machinery and equipment, nec 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office machinery and computers (30)</text:p>
          </table:table-cell>
          <table:table-cell office:value-type="float" office:value="4" calcext:value-type="float">
            <text:p>4</text:p>
          </table:table-cell>
          <table:table-cell table:formula="of:=VLOOKUP([.B34];[$eora26_without_reexport.$A$2:$eora26_without_reexport.$B$26];2;0)" office:value-type="string" office:string-value="Electrical and Machinery" calcext:value-type="string">
            <text:p>Electrical and Machinery</text:p>
          </table:table-cell>
          <table:table-cell office:value-type="float" office:value="45" calcext:value-type="float">
            <text:p>45</text:p>
          </table:table-cell>
          <table:table-cell table:formula="of:=VLOOKUP([.D34];[$exiobase_74.$A$2:$exiobase_74.$B$75];2;0)" office:value-type="string" office:string-value="Manufacture of office machinery and computers (30)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formula="of:=VLOOKUP([.F34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34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4" calcext:value-type="float">
            <text:p>14</text:p>
          </table:table-cell>
          <table:table-cell table:style-name="ce3" table:formula="of:=VLOOKUP([.J34];[$icio2021_reworked.$H$1:$icio2021_reworked.$J$41];3;0)" office:value-type="string" office:string-value="D26" calcext:value-type="string">
            <text:p>D26</text:p>
          </table:table-cell>
          <table:table-cell table:style-name="ce3" table:formula="of:=VLOOKUP([.J34];[$icio2021_reworked.$H$1:$icio2021_reworked.$J$41];2;0)" office:value-type="string" office:string-value="Computer, electronic and optical equipment" calcext:value-type="string">
            <text:p>Computer, electronic and optical equipment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Collection, purification and distribution of water (41)</text:p>
          </table:table-cell>
          <table:table-cell office:value-type="float" office:value="5" calcext:value-type="float">
            <text:p>5</text:p>
          </table:table-cell>
          <table:table-cell table:formula="of:=VLOOKUP([.B35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4" calcext:value-type="float">
            <text:p>54</text:p>
          </table:table-cell>
          <table:table-cell table:formula="of:=VLOOKUP([.D35];[$exiobase_74.$A$2:$exiobase_74.$B$75];2;0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formula="of:=VLOOKUP([.F3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35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35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Distribution and trade of electricity</text:p>
          </table:table-cell>
          <table:table-cell office:value-type="float" office:value="5" calcext:value-type="float">
            <text:p>5</text:p>
          </table:table-cell>
          <table:table-cell table:formula="of:=VLOOKUP([.B36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2" calcext:value-type="float">
            <text:p>52</text:p>
          </table:table-cell>
          <table:table-cell table:formula="of:=VLOOKUP([.D36];[$exiobase_74.$A$2:$exiobase_74.$B$75];2;0)" office:value-type="string" office:string-value="Transmission and distribution of electricity" calcext:value-type="string">
            <text:p>Transmission and distribution of electricity</text:p>
          </table:table-cell>
          <table:table-cell office:value-type="float" office:value="3" calcext:value-type="float">
            <text:p>3</text:p>
          </table:table-cell>
          <table:table-cell table:formula="of:=VLOOKUP([.F3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6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6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biomass and waste</text:p>
          </table:table-cell>
          <table:table-cell office:value-type="float" office:value="5" calcext:value-type="float">
            <text:p>5</text:p>
          </table:table-cell>
          <table:table-cell table:formula="of:=VLOOKUP([.B37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7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7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7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7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coal</text:p>
          </table:table-cell>
          <table:table-cell office:value-type="float" office:value="5" calcext:value-type="float">
            <text:p>5</text:p>
          </table:table-cell>
          <table:table-cell table:formula="of:=VLOOKUP([.B38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8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8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8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gas</text:p>
          </table:table-cell>
          <table:table-cell office:value-type="float" office:value="5" calcext:value-type="float">
            <text:p>5</text:p>
          </table:table-cell>
          <table:table-cell table:formula="of:=VLOOKUP([.B39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39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3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3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39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39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Geothermal</text:p>
          </table:table-cell>
          <table:table-cell office:value-type="float" office:value="5" calcext:value-type="float">
            <text:p>5</text:p>
          </table:table-cell>
          <table:table-cell table:formula="of:=VLOOKUP([.B40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0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0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0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hydro</text:p>
          </table:table-cell>
          <table:table-cell office:value-type="float" office:value="5" calcext:value-type="float">
            <text:p>5</text:p>
          </table:table-cell>
          <table:table-cell table:formula="of:=VLOOKUP([.B41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1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1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1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nuclear</text:p>
          </table:table-cell>
          <table:table-cell office:value-type="float" office:value="5" calcext:value-type="float">
            <text:p>5</text:p>
          </table:table-cell>
          <table:table-cell table:formula="of:=VLOOKUP([.B42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2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2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2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" calcext:value-type="float">
            <text:p>5</text:p>
          </table:table-cell>
          <table:table-cell table:formula="of:=VLOOKUP([.B43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3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3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3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solar photovoltaic</text:p>
          </table:table-cell>
          <table:table-cell office:value-type="float" office:value="5" calcext:value-type="float">
            <text:p>5</text:p>
          </table:table-cell>
          <table:table-cell table:formula="of:=VLOOKUP([.B44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4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4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4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solar thermal</text:p>
          </table:table-cell>
          <table:table-cell office:value-type="float" office:value="5" calcext:value-type="float">
            <text:p>5</text:p>
          </table:table-cell>
          <table:table-cell table:formula="of:=VLOOKUP([.B45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5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5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5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tide, wave, ocean</text:p>
          </table:table-cell>
          <table:table-cell office:value-type="float" office:value="5" calcext:value-type="float">
            <text:p>5</text:p>
          </table:table-cell>
          <table:table-cell table:formula="of:=VLOOKUP([.B46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6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6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6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by wind</text:p>
          </table:table-cell>
          <table:table-cell office:value-type="float" office:value="5" calcext:value-type="float">
            <text:p>5</text:p>
          </table:table-cell>
          <table:table-cell table:formula="of:=VLOOKUP([.B47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7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7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7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7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roduction of electricity nec</text:p>
          </table:table-cell>
          <table:table-cell office:value-type="float" office:value="5" calcext:value-type="float">
            <text:p>5</text:p>
          </table:table-cell>
          <table:table-cell table:formula="of:=VLOOKUP([.B48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1" calcext:value-type="float">
            <text:p>51</text:p>
          </table:table-cell>
          <table:table-cell table:formula="of:=VLOOKUP([.D48];[$exiobase_74.$A$2:$exiobase_74.$B$75];2;0)" office:value-type="string" office:string-value="Production of electricity" calcext:value-type="string">
            <text:p>Production of electricity</text:p>
          </table:table-cell>
          <table:table-cell office:value-type="float" office:value="3" calcext:value-type="float">
            <text:p>3</text:p>
          </table:table-cell>
          <table:table-cell table:formula="of:=VLOOKUP([.F4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8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8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Steam and hot water supply</text:p>
          </table:table-cell>
          <table:table-cell office:value-type="float" office:value="5" calcext:value-type="float">
            <text:p>5</text:p>
          </table:table-cell>
          <table:table-cell table:formula="of:=VLOOKUP([.B49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4" calcext:value-type="float">
            <text:p>54</text:p>
          </table:table-cell>
          <table:table-cell table:formula="of:=VLOOKUP([.D49];[$exiobase_74.$A$2:$exiobase_74.$B$75];2;0)" office:value-type="string" office:string-value="Collection, purification and distribution of water (41)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formula="of:=VLOOKUP([.F4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4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49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49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Transmission of electricity</text:p>
          </table:table-cell>
          <table:table-cell office:value-type="float" office:value="5" calcext:value-type="float">
            <text:p>5</text:p>
          </table:table-cell>
          <table:table-cell table:formula="of:=VLOOKUP([.B50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52" calcext:value-type="float">
            <text:p>52</text:p>
          </table:table-cell>
          <table:table-cell table:formula="of:=VLOOKUP([.D50];[$exiobase_74.$A$2:$exiobase_74.$B$75];2;0)" office:value-type="string" office:string-value="Transmission and distribution of electricity" calcext:value-type="string">
            <text:p>Transmission and distribution of electricity</text:p>
          </table:table-cell>
          <table:table-cell office:value-type="float" office:value="3" calcext:value-type="float">
            <text:p>3</text:p>
          </table:table-cell>
          <table:table-cell table:formula="of:=VLOOKUP([.F5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5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50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50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Waste water treatment, food</text:p>
          </table:table-cell>
          <table:table-cell office:value-type="float" office:value="5" calcext:value-type="float">
            <text:p>5</text:p>
          </table:table-cell>
          <table:table-cell table:formula="of:=VLOOKUP([.B51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73" calcext:value-type="float">
            <text:p>73</text:p>
          </table:table-cell>
          <table:table-cell table:formula="of:=VLOOKUP([.D51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5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1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1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Waste water treatment, other</text:p>
          </table:table-cell>
          <table:table-cell office:value-type="float" office:value="5" calcext:value-type="float">
            <text:p>5</text:p>
          </table:table-cell>
          <table:table-cell table:formula="of:=VLOOKUP([.B52];[$eora26_without_reexport.$A$2:$eora26_without_reexport.$B$26];2;0)" office:value-type="string" office:string-value="Electricity, Gas and Water" calcext:value-type="string">
            <text:p>Electricity, Gas and Water</text:p>
          </table:table-cell>
          <table:table-cell office:value-type="float" office:value="73" calcext:value-type="float">
            <text:p>73</text:p>
          </table:table-cell>
          <table:table-cell table:formula="of:=VLOOKUP([.D52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5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5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52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52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Activities auxiliary to financial intermediation (67)</text:p>
          </table:table-cell>
          <table:table-cell office:value-type="float" office:value="6" calcext:value-type="float">
            <text:p>6</text:p>
          </table:table-cell>
          <table:table-cell table:formula="of:=VLOOKUP([.B53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53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53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53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53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53];[$icio2021_reworked.$H$1:$icio2021_reworked.$J$41];2;0)" office:value-type="string" office:string-value="Financial and insurance activities" calcext:value-type="string">
            <text:p>Financial and insurance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B54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54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54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54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54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54];[$icio2021_reworked.$H$1:$icio2021_reworked.$J$41];2;0)" office:value-type="string" office:string-value="Financial and insurance activities" calcext:value-type="string">
            <text:p>Financial and insurance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" calcext:value-type="float">
            <text:p>6</text:p>
          </table:table-cell>
          <table:table-cell table:formula="of:=VLOOKUP([.B55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55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55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H55];[$euregio.$A$2:$euregio.$B$75];2;0)" office:value-type="string" office:string-value="Financial_intermediation" calcext:value-type="string">
            <text:p>Financial_intermediation</text:p>
          </table:table-cell>
          <table:table-cell office:value-type="float" office:value="31" calcext:value-type="float">
            <text:p>31</text:p>
          </table:table-cell>
          <table:table-cell table:style-name="ce3" table:formula="of:=VLOOKUP([.J55];[$icio2021_reworked.$H$1:$icio2021_reworked.$J$41];3;0)" office:value-type="string" office:string-value="D64T66" calcext:value-type="string">
            <text:p>D64T66</text:p>
          </table:table-cell>
          <table:table-cell table:style-name="ce3" table:formula="of:=VLOOKUP([.J55];[$icio2021_reworked.$H$1:$icio2021_reworked.$J$41];2;0)" office:value-type="string" office:string-value="Financial and insurance activities" calcext:value-type="string">
            <text:p>Financial and insurance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B56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71" calcext:value-type="float">
            <text:p>71</text:p>
          </table:table-cell>
          <table:table-cell table:formula="of:=VLOOKUP([.D56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5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56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56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56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Real estate activities (70)</text:p>
          </table:table-cell>
          <table:table-cell office:value-type="float" office:value="6" calcext:value-type="float">
            <text:p>6</text:p>
          </table:table-cell>
          <table:table-cell table:formula="of:=VLOOKUP([.B57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9" calcext:value-type="float">
            <text:p>69</text:p>
          </table:table-cell>
          <table:table-cell table:formula="of:=VLOOKUP([.D57];[$exiobase_74.$A$2:$exiobase_74.$B$75];2;0)" office:value-type="string" office:string-value="Financial intermediation, insurance and pension funding (65)" calcext:value-type="string">
            <text:p>Financial intermediation, insurance and pension funding (65)</text:p>
          </table:table-cell>
          <table:table-cell office:value-type="float" office:value="6" calcext:value-type="float">
            <text:p>6</text:p>
          </table:table-cell>
          <table:table-cell table:formula="of:=VLOOKUP([.F5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57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2" calcext:value-type="float">
            <text:p>32</text:p>
          </table:table-cell>
          <table:table-cell table:style-name="ce3" table:formula="of:=VLOOKUP([.J57];[$icio2021_reworked.$H$1:$icio2021_reworked.$J$41];3;0)" office:value-type="string" office:string-value="D68" calcext:value-type="string">
            <text:p>D68</text:p>
          </table:table-cell>
          <table:table-cell table:style-name="ce3" table:formula="of:=VLOOKUP([.J57];[$icio2021_reworked.$H$1:$icio2021_reworked.$J$41];2;0)" office:value-type="string" office:string-value="Real estate activities" calcext:value-type="string">
            <text:p>Real estate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formula="of:=VLOOKUP([.B58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70" calcext:value-type="float">
            <text:p>70</text:p>
          </table:table-cell>
          <table:table-cell table:formula="of:=VLOOKUP([.D58];[$exiobase_74.$A$2:$exiobase_74.$B$75];2;0)" office:value-type="string" office:string-value="Renting of machinery and equipment without operator and of personal and household goods (71)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formula="of:=VLOOKUP([.F5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58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4" calcext:value-type="float">
            <text:p>34</text:p>
          </table:table-cell>
          <table:table-cell table:style-name="ce3" table:formula="of:=VLOOKUP([.J58];[$icio2021_reworked.$H$1:$icio2021_reworked.$J$41];3;0)" office:value-type="string" office:string-value="D77T82" calcext:value-type="string">
            <text:p>D77T82</text:p>
          </table:table-cell>
          <table:table-cell table:style-name="ce3" table:formula="of:=VLOOKUP([.J58];[$icio2021_reworked.$H$1:$icio2021_reworked.$J$41];2;0)" office:value-type="string" office:string-value="Administrative and support services" calcext:value-type="string">
            <text:p>Administrative and support servic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formula="of:=VLOOKUP([.B59];[$eora26_without_reexport.$A$2:$eora26_without_reexport.$B$26];2;0)" office:value-type="string" office:string-value="Finacial Intermediation and Business Activities" calcext:value-type="string">
            <text:p>Finacial Intermediation and Business Activities</text:p>
          </table:table-cell>
          <table:table-cell office:value-type="float" office:value="67" calcext:value-type="float">
            <text:p>67</text:p>
          </table:table-cell>
          <table:table-cell table:formula="of:=VLOOKUP([.D59];[$exiobase_74.$A$2:$exiobase_74.$B$75];2;0)" office:value-type="string" office:string-value="Supporting and auxiliary transport activities; activities of travel agencies (63)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formula="of:=VLOOKUP([.F5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59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5" calcext:value-type="float">
            <text:p>25</text:p>
          </table:table-cell>
          <table:table-cell table:style-name="ce3" table:formula="of:=VLOOKUP([.J59];[$icio2021_reworked.$H$1:$icio2021_reworked.$J$41];3;0)" office:value-type="string" office:string-value="D50" calcext:value-type="string">
            <text:p>D50</text:p>
          </table:table-cell>
          <table:table-cell table:style-name="ce3" table:formula="of:=VLOOKUP([.J59];[$icio2021_reworked.$H$1:$icio2021_reworked.$J$41];2;0)" office:value-type="string" office:string-value="Water transport" calcext:value-type="string">
            <text:p>Water transport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7" calcext:value-type="float">
            <text:p>7</text:p>
          </table:table-cell>
          <table:table-cell table:formula="of:=VLOOKUP([.B60];[$eora26_without_reexport.$A$2:$eora26_without_reexport.$B$26];2;0)" office:value-type="string" office:string-value="Fishing" calcext:value-type="string">
            <text:p>Fishing</text:p>
          </table:table-cell>
          <table:table-cell office:value-type="float" office:value="6" calcext:value-type="float">
            <text:p>6</text:p>
          </table:table-cell>
          <table:table-cell table:formula="of:=VLOOKUP([.D60];[$exiobase_74.$A$2:$exiobase_74.$B$75];2;0)" office:value-type="string" office:string-value="Fishing, operating of fish hatcheries and fish farms; service activities incidental to fishing (05)" calcext:value-type="string">
            <text:p>Fishing, operating of fish hatcheries and fish farms; service activities incidental to fishing (05)</text:p>
          </table:table-cell>
          <table:table-cell office:value-type="float" office:value="1" calcext:value-type="float">
            <text:p>1</text:p>
          </table:table-cell>
          <table:table-cell table:formula="of:=VLOOKUP([.F60];[$exiobase_7.$A$2:$exiobase_7.$B$75];2;0)" office:value-type="string" office:string-value="Agriculture and other" calcext:value-type="string">
            <text:p>Agriculture and other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H60];[$euregio.$A$2:$euregio.$B$75];2;0)" office:value-type="string" office:string-value="Agriculture" calcext:value-type="string">
            <text:p>Agriculture</text:p>
          </table:table-cell>
          <table:table-cell office:value-type="float" office:value="2" calcext:value-type="float">
            <text:p>2</text:p>
          </table:table-cell>
          <table:table-cell table:style-name="ce3" table:formula="of:=VLOOKUP([.J60];[$icio2021_reworked.$H$1:$icio2021_reworked.$J$41];3;0)" office:value-type="string" office:string-value="D03" calcext:value-type="string">
            <text:p>D03</text:p>
          </table:table-cell>
          <table:table-cell table:style-name="ce3" table:formula="of:=VLOOKUP([.J60];[$icio2021_reworked.$H$1:$icio2021_reworked.$J$41];2;0)" office:value-type="string" office:string-value="Fishing and aquaculture" calcext:value-type="string">
            <text:p>Fishing and aquaculture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beverages</text:p>
          </table:table-cell>
          <table:table-cell office:value-type="float" office:value="8" calcext:value-type="float">
            <text:p>8</text:p>
          </table:table-cell>
          <table:table-cell table:formula="of:=VLOOKUP([.B61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61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61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1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1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1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cessed rice</text:p>
          </table:table-cell>
          <table:table-cell office:value-type="float" office:value="8" calcext:value-type="float">
            <text:p>8</text:p>
          </table:table-cell>
          <table:table-cell table:formula="of:=VLOOKUP([.B62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62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62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2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2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2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cessing of dairy products</text:p>
          </table:table-cell>
          <table:table-cell office:value-type="float" office:value="8" calcext:value-type="float">
            <text:p>8</text:p>
          </table:table-cell>
          <table:table-cell table:formula="of:=VLOOKUP([.B63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63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63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3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3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3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cessing of Food products nec</text:p>
          </table:table-cell>
          <table:table-cell office:value-type="float" office:value="8" calcext:value-type="float">
            <text:p>8</text:p>
          </table:table-cell>
          <table:table-cell table:formula="of:=VLOOKUP([.B64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64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64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4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4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4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cessing of meat cattle</text:p>
          </table:table-cell>
          <table:table-cell office:value-type="float" office:value="8" calcext:value-type="float">
            <text:p>8</text:p>
          </table:table-cell>
          <table:table-cell table:formula="of:=VLOOKUP([.B65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65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65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5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5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5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cessing of meat pigs</text:p>
          </table:table-cell>
          <table:table-cell office:value-type="float" office:value="8" calcext:value-type="float">
            <text:p>8</text:p>
          </table:table-cell>
          <table:table-cell table:formula="of:=VLOOKUP([.B66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66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66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6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6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6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cessing of meat poultry</text:p>
          </table:table-cell>
          <table:table-cell office:value-type="float" office:value="8" calcext:value-type="float">
            <text:p>8</text:p>
          </table:table-cell>
          <table:table-cell table:formula="of:=VLOOKUP([.B67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67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67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7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7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7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cessing vegetable oils and fats</text:p>
          </table:table-cell>
          <table:table-cell office:value-type="float" office:value="8" calcext:value-type="float">
            <text:p>8</text:p>
          </table:table-cell>
          <table:table-cell table:formula="of:=VLOOKUP([.B68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68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68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8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8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8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oduction of meat products nec</text:p>
          </table:table-cell>
          <table:table-cell office:value-type="float" office:value="8" calcext:value-type="float">
            <text:p>8</text:p>
          </table:table-cell>
          <table:table-cell table:formula="of:=VLOOKUP([.B69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8" calcext:value-type="float">
            <text:p>18</text:p>
          </table:table-cell>
          <table:table-cell table:formula="of:=VLOOKUP([.D69];[$exiobase_74.$A$2:$exiobase_74.$B$75];2;0)" office:value-type="string" office:string-value="Processing of meat products" calcext:value-type="string">
            <text:p>Processing of meat products</text:p>
          </table:table-cell>
          <table:table-cell office:value-type="float" office:value="5" calcext:value-type="float">
            <text:p>5</text:p>
          </table:table-cell>
          <table:table-cell table:formula="of:=VLOOKUP([.F69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69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69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69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Sugar refining</text:p>
          </table:table-cell>
          <table:table-cell office:value-type="float" office:value="8" calcext:value-type="float">
            <text:p>8</text:p>
          </table:table-cell>
          <table:table-cell table:formula="of:=VLOOKUP([.B70];[$eora26_without_reexport.$A$2:$eora26_without_reexport.$B$26];2;0)" office:value-type="string" office:string-value="Food &amp; Beverages" calcext:value-type="string">
            <text:p>Food &amp; Beverages</text:p>
          </table:table-cell>
          <table:table-cell office:value-type="float" office:value="19" calcext:value-type="float">
            <text:p>19</text:p>
          </table:table-cell>
          <table:table-cell table:formula="of:=VLOOKUP([.D70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70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70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70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70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Hotels and restaurants (55)</text:p>
          </table:table-cell>
          <table:table-cell office:value-type="float" office:value="9" calcext:value-type="float">
            <text:p>9</text:p>
          </table:table-cell>
          <table:table-cell table:formula="of:=VLOOKUP([.B71];[$eora26_without_reexport.$A$2:$eora26_without_reexport.$B$26];2;0)" office:value-type="string" office:string-value="Hotels and Restraurants" calcext:value-type="string">
            <text:p>Hotels and Restraurants</text:p>
          </table:table-cell>
          <table:table-cell office:value-type="float" office:value="60" calcext:value-type="float">
            <text:p>60</text:p>
          </table:table-cell>
          <table:table-cell table:formula="of:=VLOOKUP([.D71];[$exiobase_74.$A$2:$exiobase_74.$B$75];2;0)" office:value-type="string" office:string-value="Hotels and restaurants (55)" calcext:value-type="string">
            <text:p>Hotels and restaurants (55)</text:p>
          </table:table-cell>
          <table:table-cell office:value-type="float" office:value="6" calcext:value-type="float">
            <text:p>6</text:p>
          </table:table-cell>
          <table:table-cell table:formula="of:=VLOOKUP([.F7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0" calcext:value-type="float">
            <text:p>10</text:p>
          </table:table-cell>
          <table:table-cell table:style-name="ce2" table:formula="of:=VLOOKUP([.H71];[$euregio.$A$2:$euregio.$B$75];2;0)" office:value-type="string" office:string-value="Hotels_and_restaurant" calcext:value-type="string">
            <text:p>Hotels_and_restaurant</text:p>
          </table:table-cell>
          <table:table-cell office:value-type="float" office:value="29" calcext:value-type="float">
            <text:p>29</text:p>
          </table:table-cell>
          <table:table-cell table:style-name="ce3" table:formula="of:=VLOOKUP([.J71];[$icio2021_reworked.$H$1:$icio2021_reworked.$J$41];3;0)" office:value-type="string" office:string-value="D55T56" calcext:value-type="string">
            <text:p>D55T56</text:p>
          </table:table-cell>
          <table:table-cell table:style-name="ce3" table:formula="of:=VLOOKUP([.J71];[$icio2021_reworked.$H$1:$icio2021_reworked.$J$41];2;0)" office:value-type="string" office:string-value="Accommodation and food service activities" calcext:value-type="string">
            <text:p>Accommodation and food service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10" calcext:value-type="float">
            <text:p>10</text:p>
          </table:table-cell>
          <table:table-cell table:formula="of:=VLOOKUP([.B72];[$eora26_without_reexport.$A$2:$eora26_without_reexport.$B$26];2;0)" office:value-type="string" office:string-value="Maintenance and Repair" calcext:value-type="string">
            <text:p>Maintenance and Repair</text:p>
          </table:table-cell>
          <table:table-cell office:value-type="float" office:value="56" calcext:value-type="float">
            <text:p>56</text:p>
          </table:table-cell>
          <table:table-cell table:formula="of:=VLOOKUP([.D72];[$exiobase_74.$A$2:$exiobase_74.$B$75];2;0)" office:value-type="string" office:string-value="Sale, maintenance, repair of motor vehicles, motor vehicles parts, motorcycles, motor cycles parts and accessoiries" calcext:value-type="string">
            <text:p>Sale, maintenance, repair of motor vehicles, motor vehicles parts, motorcycles, motor cycles parts and accessoiries</text:p>
          </table:table-cell>
          <table:table-cell office:value-type="float" office:value="6" calcext:value-type="float">
            <text:p>6</text:p>
          </table:table-cell>
          <table:table-cell table:formula="of:=VLOOKUP([.F72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72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72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72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Aluminium production</text:p>
          </table:table-cell>
          <table:table-cell office:value-type="float" office:value="11" calcext:value-type="float">
            <text:p>11</text:p>
          </table:table-cell>
          <table:table-cell table:formula="of:=VLOOKUP([.B73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8" calcext:value-type="float">
            <text:p>38</text:p>
          </table:table-cell>
          <table:table-cell table:formula="of:=VLOOKUP([.D73];[$exiobase_74.$A$2:$exiobase_74.$B$75];2;0)" office:value-type="string" office:string-value="Aluminium production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formula="of:=VLOOKUP([.F7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7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73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73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asting of metals</text:p>
          </table:table-cell>
          <table:table-cell office:value-type="float" office:value="11" calcext:value-type="float">
            <text:p>11</text:p>
          </table:table-cell>
          <table:table-cell table:formula="of:=VLOOKUP([.B74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2" calcext:value-type="float">
            <text:p>42</text:p>
          </table:table-cell>
          <table:table-cell table:formula="of:=VLOOKUP([.D74];[$exiobase_74.$A$2:$exiobase_74.$B$75];2;0)" office:value-type="string" office:string-value="Casting of metals" calcext:value-type="string">
            <text:p>Casting of metals</text:p>
          </table:table-cell>
          <table:table-cell office:value-type="float" office:value="5" calcext:value-type="float">
            <text:p>5</text:p>
          </table:table-cell>
          <table:table-cell table:formula="of:=VLOOKUP([.F7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7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74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74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opper production</text:p>
          </table:table-cell>
          <table:table-cell office:value-type="float" office:value="11" calcext:value-type="float">
            <text:p>11</text:p>
          </table:table-cell>
          <table:table-cell table:formula="of:=VLOOKUP([.B75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0" calcext:value-type="float">
            <text:p>40</text:p>
          </table:table-cell>
          <table:table-cell table:formula="of:=VLOOKUP([.D75];[$exiobase_74.$A$2:$exiobase_74.$B$75];2;0)" office:value-type="string" office:string-value="Copper production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formula="of:=VLOOKUP([.F7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7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75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75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ead, zinc and tin production</text:p>
          </table:table-cell>
          <table:table-cell office:value-type="float" office:value="11" calcext:value-type="float">
            <text:p>11</text:p>
          </table:table-cell>
          <table:table-cell table:formula="of:=VLOOKUP([.B76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9" calcext:value-type="float">
            <text:p>39</text:p>
          </table:table-cell>
          <table:table-cell table:formula="of:=VLOOKUP([.D76];[$exiobase_74.$A$2:$exiobase_74.$B$75];2;0)" office:value-type="string" office:string-value="Lead, zinc and tin production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formula="of:=VLOOKUP([.F76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76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76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76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11" calcext:value-type="float">
            <text:p>11</text:p>
          </table:table-cell>
          <table:table-cell table:formula="of:=VLOOKUP([.B77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6" calcext:value-type="float">
            <text:p>36</text:p>
          </table:table-cell>
          <table:table-cell table:formula="of:=VLOOKUP([.D77];[$exiobase_74.$A$2:$exiobase_74.$B$75];2;0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formula="of:=VLOOKUP([.F7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7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77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77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11" calcext:value-type="float">
            <text:p>11</text:p>
          </table:table-cell>
          <table:table-cell table:formula="of:=VLOOKUP([.B78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3" calcext:value-type="float">
            <text:p>43</text:p>
          </table:table-cell>
          <table:table-cell table:formula="of:=VLOOKUP([.D78];[$exiobase_74.$A$2:$exiobase_74.$B$75];2;0)" office:value-type="string" office:string-value="Manufacture of fabricated metal products, except machinery and equipment (28)" calcext:value-type="string">
            <text:p>Manufacture of fabricated metal products, except machinery and equipment (28)</text:p>
          </table:table-cell>
          <table:table-cell office:value-type="float" office:value="5" calcext:value-type="float">
            <text:p>5</text:p>
          </table:table-cell>
          <table:table-cell table:formula="of:=VLOOKUP([.F78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78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3" calcext:value-type="float">
            <text:p>13</text:p>
          </table:table-cell>
          <table:table-cell table:style-name="ce3" table:formula="of:=VLOOKUP([.J78];[$icio2021_reworked.$H$1:$icio2021_reworked.$J$41];3;0)" office:value-type="string" office:string-value="D25" calcext:value-type="string">
            <text:p>D25</text:p>
          </table:table-cell>
          <table:table-cell table:style-name="ce3" table:formula="of:=VLOOKUP([.J78];[$icio2021_reworked.$H$1:$icio2021_reworked.$J$41];2;0)" office:value-type="string" office:string-value="Fabricated metal products" calcext:value-type="string">
            <text:p>Fabricated metal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Other non-ferrous metal production</text:p>
          </table:table-cell>
          <table:table-cell office:value-type="float" office:value="11" calcext:value-type="float">
            <text:p>11</text:p>
          </table:table-cell>
          <table:table-cell table:formula="of:=VLOOKUP([.B79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1" calcext:value-type="float">
            <text:p>41</text:p>
          </table:table-cell>
          <table:table-cell table:formula="of:=VLOOKUP([.D79];[$exiobase_74.$A$2:$exiobase_74.$B$75];2;0)" office:value-type="string" office:string-value="Other non-ferrous metal production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formula="of:=VLOOKUP([.F7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7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79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79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ecious metals production</text:p>
          </table:table-cell>
          <table:table-cell office:value-type="float" office:value="11" calcext:value-type="float">
            <text:p>11</text:p>
          </table:table-cell>
          <table:table-cell table:formula="of:=VLOOKUP([.B80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7" calcext:value-type="float">
            <text:p>37</text:p>
          </table:table-cell>
          <table:table-cell table:formula="of:=VLOOKUP([.D80];[$exiobase_74.$A$2:$exiobase_74.$B$75];2;0)" office:value-type="string" office:string-value="Precious metals production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formula="of:=VLOOKUP([.F80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0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80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80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ash into clinker</text:p>
          </table:table-cell>
          <table:table-cell office:value-type="float" office:value="11" calcext:value-type="float">
            <text:p>11</text:p>
          </table:table-cell>
          <table:table-cell table:formula="of:=VLOOKUP([.B81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4" calcext:value-type="float">
            <text:p>34</text:p>
          </table:table-cell>
          <table:table-cell table:formula="of:=VLOOKUP([.D81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8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81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81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aluminium into new aluminium</text:p>
          </table:table-cell>
          <table:table-cell office:value-type="float" office:value="11" calcext:value-type="float">
            <text:p>11</text:p>
          </table:table-cell>
          <table:table-cell table:formula="of:=VLOOKUP([.B82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8" calcext:value-type="float">
            <text:p>38</text:p>
          </table:table-cell>
          <table:table-cell table:formula="of:=VLOOKUP([.D82];[$exiobase_74.$A$2:$exiobase_74.$B$75];2;0)" office:value-type="string" office:string-value="Aluminium production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formula="of:=VLOOKUP([.F8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82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82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copper into new copper</text:p>
          </table:table-cell>
          <table:table-cell office:value-type="float" office:value="11" calcext:value-type="float">
            <text:p>11</text:p>
          </table:table-cell>
          <table:table-cell table:formula="of:=VLOOKUP([.B83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0" calcext:value-type="float">
            <text:p>40</text:p>
          </table:table-cell>
          <table:table-cell table:formula="of:=VLOOKUP([.D83];[$exiobase_74.$A$2:$exiobase_74.$B$75];2;0)" office:value-type="string" office:string-value="Copper production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formula="of:=VLOOKUP([.F8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83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83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lead into new lead, zinc and tin</text:p>
          </table:table-cell>
          <table:table-cell office:value-type="float" office:value="11" calcext:value-type="float">
            <text:p>11</text:p>
          </table:table-cell>
          <table:table-cell table:formula="of:=VLOOKUP([.B84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9" calcext:value-type="float">
            <text:p>39</text:p>
          </table:table-cell>
          <table:table-cell table:formula="of:=VLOOKUP([.D84];[$exiobase_74.$A$2:$exiobase_74.$B$75];2;0)" office:value-type="string" office:string-value="Lead, zinc and tin production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formula="of:=VLOOKUP([.F8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84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84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11" calcext:value-type="float">
            <text:p>11</text:p>
          </table:table-cell>
          <table:table-cell table:formula="of:=VLOOKUP([.B85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41" calcext:value-type="float">
            <text:p>41</text:p>
          </table:table-cell>
          <table:table-cell table:formula="of:=VLOOKUP([.D85];[$exiobase_74.$A$2:$exiobase_74.$B$75];2;0)" office:value-type="string" office:string-value="Other non-ferrous metal production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formula="of:=VLOOKUP([.F8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85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85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11" calcext:value-type="float">
            <text:p>11</text:p>
          </table:table-cell>
          <table:table-cell table:formula="of:=VLOOKUP([.B86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7" calcext:value-type="float">
            <text:p>37</text:p>
          </table:table-cell>
          <table:table-cell table:formula="of:=VLOOKUP([.D86];[$exiobase_74.$A$2:$exiobase_74.$B$75];2;0)" office:value-type="string" office:string-value="Precious metals production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formula="of:=VLOOKUP([.F86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6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86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86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steel into new steel</text:p>
          </table:table-cell>
          <table:table-cell office:value-type="float" office:value="11" calcext:value-type="float">
            <text:p>11</text:p>
          </table:table-cell>
          <table:table-cell table:formula="of:=VLOOKUP([.B87];[$eora26_without_reexport.$A$2:$eora26_without_reexport.$B$26];2;0)" office:value-type="string" office:string-value="Metal Products" calcext:value-type="string">
            <text:p>Metal Products</text:p>
          </table:table-cell>
          <table:table-cell office:value-type="float" office:value="36" calcext:value-type="float">
            <text:p>36</text:p>
          </table:table-cell>
          <table:table-cell table:formula="of:=VLOOKUP([.D87];[$exiobase_74.$A$2:$exiobase_74.$B$75];2;0)" office:value-type="string" office:string-value="Manufacture of basic iron and steel and of ferro-alloys and first products thereof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formula="of:=VLOOKUP([.F8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8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2" calcext:value-type="float">
            <text:p>12</text:p>
          </table:table-cell>
          <table:table-cell table:style-name="ce3" table:formula="of:=VLOOKUP([.J87];[$icio2021_reworked.$H$1:$icio2021_reworked.$J$41];3;0)" office:value-type="string" office:string-value="D24" calcext:value-type="string">
            <text:p>D24</text:p>
          </table:table-cell>
          <table:table-cell table:style-name="ce3" table:formula="of:=VLOOKUP([.J87];[$icio2021_reworked.$H$1:$icio2021_reworked.$J$41];2;0)" office:value-type="string" office:string-value="Basic metals" calcext:value-type="string">
            <text:p>Basic metal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12" calcext:value-type="float">
            <text:p>12</text:p>
          </table:table-cell>
          <table:table-cell table:formula="of:=VLOOKUP([.B88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8" calcext:value-type="float">
            <text:p>8</text:p>
          </table:table-cell>
          <table:table-cell table:formula="of:=VLOOKUP([.D88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88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8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88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88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12" calcext:value-type="float">
            <text:p>12</text:p>
          </table:table-cell>
          <table:table-cell table:formula="of:=VLOOKUP([.B89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8" calcext:value-type="float">
            <text:p>8</text:p>
          </table:table-cell>
          <table:table-cell table:formula="of:=VLOOKUP([.D89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89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8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89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89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aluminium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90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3" calcext:value-type="float">
            <text:p>13</text:p>
          </table:table-cell>
          <table:table-cell table:formula="of:=VLOOKUP([.D90];[$exiobase_74.$A$2:$exiobase_74.$B$75];2;0)" office:value-type="string" office:string-value="Mining of aluminium ores and concentrates" calcext:value-type="string">
            <text:p>Mining of aluminium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90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0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0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2" calcext:value-type="float">
            <text:p>12</text:p>
          </table:table-cell>
          <table:table-cell table:formula="of:=VLOOKUP([.B91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91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91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1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1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coal and lignite; extraction of peat (10)</text:p>
          </table:table-cell>
          <table:table-cell office:value-type="float" office:value="12" calcext:value-type="float">
            <text:p>12</text:p>
          </table:table-cell>
          <table:table-cell table:formula="of:=VLOOKUP([.B92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7" calcext:value-type="float">
            <text:p>7</text:p>
          </table:table-cell>
          <table:table-cell table:formula="of:=VLOOKUP([.D92];[$exiobase_74.$A$2:$exiobase_74.$B$75];2;0)" office:value-type="string" office:string-value="Mining of coal and lignite; extraction of peat (10)" calcext:value-type="string">
            <text:p>Mining of coal and lignite; extraction of peat (10)</text:p>
          </table:table-cell>
          <table:table-cell office:value-type="float" office:value="4" calcext:value-type="float">
            <text:p>4</text:p>
          </table:table-cell>
          <table:table-cell table:formula="of:=VLOOKUP([.F92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2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2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2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copper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93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1" calcext:value-type="float">
            <text:p>11</text:p>
          </table:table-cell>
          <table:table-cell table:formula="of:=VLOOKUP([.D93];[$exiobase_74.$A$2:$exiobase_74.$B$75];2;0)" office:value-type="string" office:string-value="Mining of copper ores and concentrates" calcext:value-type="string">
            <text:p>Mining of copper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93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3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3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3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iron ores</text:p>
          </table:table-cell>
          <table:table-cell office:value-type="float" office:value="12" calcext:value-type="float">
            <text:p>12</text:p>
          </table:table-cell>
          <table:table-cell table:formula="of:=VLOOKUP([.B94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0" calcext:value-type="float">
            <text:p>10</text:p>
          </table:table-cell>
          <table:table-cell table:formula="of:=VLOOKUP([.D94];[$exiobase_74.$A$2:$exiobase_74.$B$75];2;0)" office:value-type="string" office:string-value="Mining of iron ores" calcext:value-type="string">
            <text:p>Mining of iron ores</text:p>
          </table:table-cell>
          <table:table-cell office:value-type="float" office:value="4" calcext:value-type="float">
            <text:p>4</text:p>
          </table:table-cell>
          <table:table-cell table:formula="of:=VLOOKUP([.F94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4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4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4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lead, zinc and tin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95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5" calcext:value-type="float">
            <text:p>15</text:p>
          </table:table-cell>
          <table:table-cell table:formula="of:=VLOOKUP([.D95];[$exiobase_74.$A$2:$exiobase_74.$B$75];2;0)" office:value-type="string" office:string-value="Mining of lead, zinc and tin ores and concentrates" calcext:value-type="string">
            <text:p>Mining of lead, zinc and tin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95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5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5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5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96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2" calcext:value-type="float">
            <text:p>12</text:p>
          </table:table-cell>
          <table:table-cell table:formula="of:=VLOOKUP([.D96];[$exiobase_74.$A$2:$exiobase_74.$B$75];2;0)" office:value-type="string" office:string-value="Mining of nickel ores and concentrates" calcext:value-type="string">
            <text:p>Mining of nicke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96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6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6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other non-ferrous meta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97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6" calcext:value-type="float">
            <text:p>16</text:p>
          </table:table-cell>
          <table:table-cell table:formula="of:=VLOOKUP([.D97];[$exiobase_74.$A$2:$exiobase_74.$B$75];2;0)" office:value-type="string" office:string-value="Mining of other non-ferrous metal ores and concentrates" calcext:value-type="string">
            <text:p>Mining of other non-ferrous meta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97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7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7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7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precious metal ores and concentrates</text:p>
          </table:table-cell>
          <table:table-cell office:value-type="float" office:value="12" calcext:value-type="float">
            <text:p>12</text:p>
          </table:table-cell>
          <table:table-cell table:formula="of:=VLOOKUP([.B98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4" calcext:value-type="float">
            <text:p>14</text:p>
          </table:table-cell>
          <table:table-cell table:formula="of:=VLOOKUP([.D98];[$exiobase_74.$A$2:$exiobase_74.$B$75];2;0)" office:value-type="string" office:string-value="Mining of precious metal ores and concentrates" calcext:value-type="string">
            <text:p>Mining of precious metal ores and concentrates</text:p>
          </table:table-cell>
          <table:table-cell office:value-type="float" office:value="4" calcext:value-type="float">
            <text:p>4</text:p>
          </table:table-cell>
          <table:table-cell table:formula="of:=VLOOKUP([.F98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8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8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ining of uranium and thorium ores (12)</text:p>
          </table:table-cell>
          <table:table-cell office:value-type="float" office:value="12" calcext:value-type="float">
            <text:p>12</text:p>
          </table:table-cell>
          <table:table-cell table:formula="of:=VLOOKUP([.B99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9" calcext:value-type="float">
            <text:p>9</text:p>
          </table:table-cell>
          <table:table-cell table:formula="of:=VLOOKUP([.D99];[$exiobase_74.$A$2:$exiobase_74.$B$75];2;0)" office:value-type="string" office:string-value="Mining of uranium and thorium ores (12)" calcext:value-type="string">
            <text:p>Mining of uranium and thorium ores (12)</text:p>
          </table:table-cell>
          <table:table-cell office:value-type="float" office:value="4" calcext:value-type="float">
            <text:p>4</text:p>
          </table:table-cell>
          <table:table-cell table:formula="of:=VLOOKUP([.F99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99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99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99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Quarrying of sand and clay</text:p>
          </table:table-cell>
          <table:table-cell office:value-type="float" office:value="12" calcext:value-type="float">
            <text:p>12</text:p>
          </table:table-cell>
          <table:table-cell table:formula="of:=VLOOKUP([.B100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100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100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100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100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100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Quarrying of stone</text:p>
          </table:table-cell>
          <table:table-cell office:value-type="float" office:value="12" calcext:value-type="float">
            <text:p>12</text:p>
          </table:table-cell>
          <table:table-cell table:formula="of:=VLOOKUP([.B101];[$eora26_without_reexport.$A$2:$eora26_without_reexport.$B$26];2;0)" office:value-type="string" office:string-value="Mining and Quarrying" calcext:value-type="string">
            <text:p>Mining and Quarrying</text:p>
          </table:table-cell>
          <table:table-cell office:value-type="float" office:value="17" calcext:value-type="float">
            <text:p>17</text:p>
          </table:table-cell>
          <table:table-cell table:formula="of:=VLOOKUP([.D101];[$exiobase_74.$A$2:$exiobase_74.$B$75];2;0)" office:value-type="string" office:string-value="Quarrying" calcext:value-type="string">
            <text:p>Quarrying</text:p>
          </table:table-cell>
          <table:table-cell office:value-type="float" office:value="4" calcext:value-type="float">
            <text:p>4</text:p>
          </table:table-cell>
          <table:table-cell table:formula="of:=VLOOKUP([.F101];[$exiobase_7.$A$2:$exiobase_7.$B$75];2;0)" office:value-type="string" office:string-value="Min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101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101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101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13" calcext:value-type="float">
            <text:p>13</text:p>
          </table:table-cell>
          <table:table-cell table:formula="of:=VLOOKUP([.B102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4" calcext:value-type="float">
            <text:p>34</text:p>
          </table:table-cell>
          <table:table-cell table:formula="of:=VLOOKUP([.D102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10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2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2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cement, lime and plaster</text:p>
          </table:table-cell>
          <table:table-cell office:value-type="float" office:value="13" calcext:value-type="float">
            <text:p>13</text:p>
          </table:table-cell>
          <table:table-cell table:formula="of:=VLOOKUP([.B103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4" calcext:value-type="float">
            <text:p>34</text:p>
          </table:table-cell>
          <table:table-cell table:formula="of:=VLOOKUP([.D103];[$exiobase_74.$A$2:$exiobase_74.$B$75];2;0)" office:value-type="string" office:string-value="Manufacture of construction products and cement" calcext:value-type="string">
            <text:p>Manufacture of construction products and cement</text:p>
          </table:table-cell>
          <table:table-cell office:value-type="float" office:value="5" calcext:value-type="float">
            <text:p>5</text:p>
          </table:table-cell>
          <table:table-cell table:formula="of:=VLOOKUP([.F10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3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3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ceramic goods</text:p>
          </table:table-cell>
          <table:table-cell office:value-type="float" office:value="13" calcext:value-type="float">
            <text:p>13</text:p>
          </table:table-cell>
          <table:table-cell table:formula="of:=VLOOKUP([.B104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3" calcext:value-type="float">
            <text:p>33</text:p>
          </table:table-cell>
          <table:table-cell table:formula="of:=VLOOKUP([.D104];[$exiobase_74.$A$2:$exiobase_74.$B$75];2;0)" office:value-type="string" office:string-value="Manufacture of ceramic goods" calcext:value-type="string">
            <text:p>Manufacture of ceramic goods</text:p>
          </table:table-cell>
          <table:table-cell office:value-type="float" office:value="5" calcext:value-type="float">
            <text:p>5</text:p>
          </table:table-cell>
          <table:table-cell table:formula="of:=VLOOKUP([.F10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4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4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coke oven products</text:p>
          </table:table-cell>
          <table:table-cell office:value-type="float" office:value="13" calcext:value-type="float">
            <text:p>13</text:p>
          </table:table-cell>
          <table:table-cell table:formula="of:=VLOOKUP([.B105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5" calcext:value-type="float">
            <text:p>25</text:p>
          </table:table-cell>
          <table:table-cell table:formula="of:=VLOOKUP([.D105];[$exiobase_74.$A$2:$exiobase_74.$B$75];2;0)" office:value-type="string" office:string-value="Manufacture of coke oven products" calcext:value-type="string">
            <text:p>Manufacture of coke oven products</text:p>
          </table:table-cell>
          <table:table-cell office:value-type="float" office:value="5" calcext:value-type="float">
            <text:p>5</text:p>
          </table:table-cell>
          <table:table-cell table:formula="of:=VLOOKUP([.F105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5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8" calcext:value-type="float">
            <text:p>8</text:p>
          </table:table-cell>
          <table:table-cell table:style-name="ce3" table:formula="of:=VLOOKUP([.J105];[$icio2021_reworked.$H$1:$icio2021_reworked.$J$41];3;0)" office:value-type="string" office:string-value="D19" calcext:value-type="string">
            <text:p>D19</text:p>
          </table:table-cell>
          <table:table-cell table:style-name="ce3" table:formula="of:=VLOOKUP([.J105];[$icio2021_reworked.$H$1:$icio2021_reworked.$J$41];2;0)" office:value-type="string" office:string-value="Coke and refined petroleum products" calcext:value-type="string">
            <text:p>Coke and refined petroleum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fish products</text:p>
          </table:table-cell>
          <table:table-cell office:value-type="float" office:value="13" calcext:value-type="float">
            <text:p>13</text:p>
          </table:table-cell>
          <table:table-cell table:formula="of:=VLOOKUP([.B10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19" calcext:value-type="float">
            <text:p>19</text:p>
          </table:table-cell>
          <table:table-cell table:formula="of:=VLOOKUP([.D106];[$exiobase_74.$A$2:$exiobase_74.$B$75];2;0)" office:value-type="string" office:string-value="Processing of food products nec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formula="of:=VLOOKUP([.F106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106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106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106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furniture; manufacturing n.e.c. (36)</text:p>
          </table:table-cell>
          <table:table-cell office:value-type="float" office:value="13" calcext:value-type="float">
            <text:p>13</text:p>
          </table:table-cell>
          <table:table-cell table:formula="of:=VLOOKUP([.B107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9" calcext:value-type="float">
            <text:p>49</text:p>
          </table:table-cell>
          <table:table-cell table:formula="of:=VLOOKUP([.D107];[$exiobase_74.$A$2:$exiobase_74.$B$75];2;0)" office:value-type="string" office:string-value="Manufacture of furniture; manufacturing n.e.c. (36)" calcext:value-type="string">
            <text:p>Manufacture of furniture; manufacturing n.e.c. (36)</text:p>
          </table:table-cell>
          <table:table-cell office:value-type="float" office:value="5" calcext:value-type="float">
            <text:p>5</text:p>
          </table:table-cell>
          <table:table-cell table:formula="of:=VLOOKUP([.F10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9" calcext:value-type="float">
            <text:p>19</text:p>
          </table:table-cell>
          <table:table-cell table:style-name="ce3" table:formula="of:=VLOOKUP([.J107];[$icio2021_reworked.$H$1:$icio2021_reworked.$J$41];3;0)" office:value-type="string" office:string-value="D31T33" calcext:value-type="string">
            <text:p>D31T33</text:p>
          </table:table-cell>
          <table:table-cell table:style-name="ce3" table:formula="of:=VLOOKUP([.J107];[$icio2021_reworked.$H$1:$icio2021_reworked.$J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Manufacture of gas; distribution of gaseous fuels through mains</text:p>
          </table:table-cell>
          <table:table-cell office:value-type="float" office:value="13" calcext:value-type="float">
            <text:p>13</text:p>
          </table:table-cell>
          <table:table-cell table:formula="of:=VLOOKUP([.B108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53" calcext:value-type="float">
            <text:p>53</text:p>
          </table:table-cell>
          <table:table-cell table:formula="of:=VLOOKUP([.D108];[$exiobase_74.$A$2:$exiobase_74.$B$75];2;0)" office:value-type="string" office:string-value="Manufacture of gas; distribution of gaseous fuels through mains" calcext:value-type="string">
            <text:p>Manufacture of gas; distribution of gaseous fuels through mains</text:p>
          </table:table-cell>
          <table:table-cell office:value-type="float" office:value="3" calcext:value-type="float">
            <text:p>3</text:p>
          </table:table-cell>
          <table:table-cell table:formula="of:=VLOOKUP([.F10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108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0" calcext:value-type="float">
            <text:p>20</text:p>
          </table:table-cell>
          <table:table-cell table:style-name="ce3" table:formula="of:=VLOOKUP([.J108];[$icio2021_reworked.$H$1:$icio2021_reworked.$J$41];3;0)" office:value-type="string" office:string-value="D35" calcext:value-type="string">
            <text:p>D35</text:p>
          </table:table-cell>
          <table:table-cell table:style-name="ce3" table:formula="of:=VLOOKUP([.J108];[$icio2021_reworked.$H$1:$icio2021_reworked.$J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glass and glass products</text:p>
          </table:table-cell>
          <table:table-cell office:value-type="float" office:value="13" calcext:value-type="float">
            <text:p>13</text:p>
          </table:table-cell>
          <table:table-cell table:formula="of:=VLOOKUP([.B109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2" calcext:value-type="float">
            <text:p>32</text:p>
          </table:table-cell>
          <table:table-cell table:formula="of:=VLOOKUP([.D109];[$exiobase_74.$A$2:$exiobase_74.$B$75];2;0)" office:value-type="string" office:string-value="Manufacture of glass and glass products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formula="of:=VLOOKUP([.F109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09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09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09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13" calcext:value-type="float">
            <text:p>13</text:p>
          </table:table-cell>
          <table:table-cell table:formula="of:=VLOOKUP([.B110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7" calcext:value-type="float">
            <text:p>47</text:p>
          </table:table-cell>
          <table:table-cell table:formula="of:=VLOOKUP([.D110];[$exiobase_74.$A$2:$exiobase_74.$B$75];2;0)" office:value-type="string" office:string-value="Manufacture of medical, precision and optical instruments, watches and clocks (33)" calcext:value-type="string">
            <text:p>Manufacture of medical, precision and optical instruments, watches and clocks (33)</text:p>
          </table:table-cell>
          <table:table-cell office:value-type="float" office:value="5" calcext:value-type="float">
            <text:p>5</text:p>
          </table:table-cell>
          <table:table-cell table:formula="of:=VLOOKUP([.F110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10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9" calcext:value-type="float">
            <text:p>19</text:p>
          </table:table-cell>
          <table:table-cell table:style-name="ce3" table:formula="of:=VLOOKUP([.J110];[$icio2021_reworked.$H$1:$icio2021_reworked.$J$41];3;0)" office:value-type="string" office:string-value="D31T33" calcext:value-type="string">
            <text:p>D31T33</text:p>
          </table:table-cell>
          <table:table-cell table:style-name="ce3" table:formula="of:=VLOOKUP([.J110];[$icio2021_reworked.$H$1:$icio2021_reworked.$J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other non-metallic mineral products n.e.c.</text:p>
          </table:table-cell>
          <table:table-cell office:value-type="float" office:value="13" calcext:value-type="float">
            <text:p>13</text:p>
          </table:table-cell>
          <table:table-cell table:formula="of:=VLOOKUP([.B111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5" calcext:value-type="float">
            <text:p>35</text:p>
          </table:table-cell>
          <table:table-cell table:formula="of:=VLOOKUP([.D111];[$exiobase_74.$A$2:$exiobase_74.$B$75];2;0)" office:value-type="string" office:string-value="Manufacture of other non-metallic mineral products n.e.c." calcext:value-type="string">
            <text:p>Manufacture of other non-metallic mineral products n.e.c.</text:p>
          </table:table-cell>
          <table:table-cell office:value-type="float" office:value="5" calcext:value-type="float">
            <text:p>5</text:p>
          </table:table-cell>
          <table:table-cell table:formula="of:=VLOOKUP([.F11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1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1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13" calcext:value-type="float">
            <text:p>13</text:p>
          </table:table-cell>
          <table:table-cell table:formula="of:=VLOOKUP([.B112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45" calcext:value-type="float">
            <text:p>45</text:p>
          </table:table-cell>
          <table:table-cell table:formula="of:=VLOOKUP([.D112];[$exiobase_74.$A$2:$exiobase_74.$B$75];2;0)" office:value-type="string" office:string-value="Manufacture of office machinery and computers (30)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formula="of:=VLOOKUP([.F112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12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4" calcext:value-type="float">
            <text:p>14</text:p>
          </table:table-cell>
          <table:table-cell table:style-name="ce3" table:formula="of:=VLOOKUP([.J112];[$icio2021_reworked.$H$1:$icio2021_reworked.$J$41];3;0)" office:value-type="string" office:string-value="D26" calcext:value-type="string">
            <text:p>D26</text:p>
          </table:table-cell>
          <table:table-cell table:style-name="ce3" table:formula="of:=VLOOKUP([.J112];[$icio2021_reworked.$H$1:$icio2021_reworked.$J$41];2;0)" office:value-type="string" office:string-value="Computer, electronic and optical equipment" calcext:value-type="string">
            <text:p>Computer, electronic and optical equipment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rubber and plastic products (25)</text:p>
          </table:table-cell>
          <table:table-cell office:value-type="float" office:value="13" calcext:value-type="float">
            <text:p>13</text:p>
          </table:table-cell>
          <table:table-cell table:formula="of:=VLOOKUP([.B113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1" calcext:value-type="float">
            <text:p>31</text:p>
          </table:table-cell>
          <table:table-cell table:formula="of:=VLOOKUP([.D113];[$exiobase_74.$A$2:$exiobase_74.$B$75];2;0)" office:value-type="string" office:string-value="Manufacture of rubber and plastic products (25)" calcext:value-type="string">
            <text:p>Manufacture of rubber and plastic products (25)</text:p>
          </table:table-cell>
          <table:table-cell office:value-type="float" office:value="5" calcext:value-type="float">
            <text:p>5</text:p>
          </table:table-cell>
          <table:table-cell table:formula="of:=VLOOKUP([.F113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13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13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13];[$icio2021_reworked.$H$1:$icio2021_reworked.$J$41];2;0)" office:value-type="string" office:string-value="Rubber and plastics products" calcext:value-type="string">
            <text:p>Rubber and plastics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tobacco products (16)</text:p>
          </table:table-cell>
          <table:table-cell office:value-type="float" office:value="13" calcext:value-type="float">
            <text:p>13</text:p>
          </table:table-cell>
          <table:table-cell table:formula="of:=VLOOKUP([.B114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0" calcext:value-type="float">
            <text:p>20</text:p>
          </table:table-cell>
          <table:table-cell table:formula="of:=VLOOKUP([.D114];[$exiobase_74.$A$2:$exiobase_74.$B$75];2;0)" office:value-type="string" office:string-value="Manufacture of tobacco products (16)" calcext:value-type="string">
            <text:p>Manufacture of tobacco products (16)</text:p>
          </table:table-cell>
          <table:table-cell office:value-type="float" office:value="5" calcext:value-type="float">
            <text:p>5</text:p>
          </table:table-cell>
          <table:table-cell table:formula="of:=VLOOKUP([.F114];[$exiobase_7.$A$2:$exiobase_7.$B$75];2;0)" office:value-type="string" office:string-value="Manufacture" calcext:value-type="string">
            <text:p>Manufacture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H114];[$euregio.$A$2:$euregio.$B$75];2;0)" office:value-type="string" office:string-value="Food_beverages_and_tobacco" calcext:value-type="string">
            <text:p>Food_beverages_and_tobacco</text:p>
          </table:table-cell>
          <table:table-cell office:value-type="float" office:value="4" calcext:value-type="float">
            <text:p>4</text:p>
          </table:table-cell>
          <table:table-cell table:style-name="ce3" table:formula="of:=VLOOKUP([.J114];[$icio2021_reworked.$H$1:$icio2021_reworked.$J$41];3;0)" office:value-type="string" office:string-value="D10T12" calcext:value-type="string">
            <text:p>D10T12</text:p>
          </table:table-cell>
          <table:table-cell table:style-name="ce3" table:formula="of:=VLOOKUP([.J114];[$icio2021_reworked.$H$1:$icio2021_reworked.$J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13" calcext:value-type="float">
            <text:p>13</text:p>
          </table:table-cell>
          <table:table-cell table:formula="of:=VLOOKUP([.B115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55" calcext:value-type="float">
            <text:p>55</text:p>
          </table:table-cell>
          <table:table-cell table:formula="of:=VLOOKUP([.D115];[$exiobase_74.$A$2:$exiobase_74.$B$75];2;0)" office:value-type="string" office:string-value="Construction (45)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formula="of:=VLOOKUP([.F115];[$exiobase_7.$A$2:$exiobase_7.$B$75];2;0)" office:value-type="string" office:string-value="Construction" calcext:value-type="string">
            <text:p>Construction</text:p>
          </table:table-cell>
          <table:table-cell office:value-type="float" office:value="8" calcext:value-type="float">
            <text:p>8</text:p>
          </table:table-cell>
          <table:table-cell table:style-name="ce2" table:formula="of:=VLOOKUP([.H115];[$euregio.$A$2:$euregio.$B$75];2;0)" office:value-type="string" office:string-value="Construction" calcext:value-type="string">
            <text:p>Construction</text:p>
          </table:table-cell>
          <table:table-cell office:value-type="float" office:value="22" calcext:value-type="float">
            <text:p>22</text:p>
          </table:table-cell>
          <table:table-cell table:style-name="ce3" table:formula="of:=VLOOKUP([.J115];[$icio2021_reworked.$H$1:$icio2021_reworked.$J$41];3;0)" office:value-type="string" office:string-value="D41T43" calcext:value-type="string">
            <text:p>D41T43</text:p>
          </table:table-cell>
          <table:table-cell table:style-name="ce3" table:formula="of:=VLOOKUP([.J115];[$icio2021_reworked.$H$1:$icio2021_reworked.$J$41];2;0)" office:value-type="string" office:string-value="Construction" calcext:value-type="string">
            <text:p>Construction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glass into new glass</text:p>
          </table:table-cell>
          <table:table-cell office:value-type="float" office:value="13" calcext:value-type="float">
            <text:p>13</text:p>
          </table:table-cell>
          <table:table-cell table:formula="of:=VLOOKUP([.B116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32" calcext:value-type="float">
            <text:p>32</text:p>
          </table:table-cell>
          <table:table-cell table:formula="of:=VLOOKUP([.D116];[$exiobase_74.$A$2:$exiobase_74.$B$75];2;0)" office:value-type="string" office:string-value="Manufacture of glass and glass products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formula="of:=VLOOKUP([.F116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6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1" calcext:value-type="float">
            <text:p>11</text:p>
          </table:table-cell>
          <table:table-cell table:style-name="ce3" table:formula="of:=VLOOKUP([.J116];[$icio2021_reworked.$H$1:$icio2021_reworked.$J$41];3;0)" office:value-type="string" office:string-value="D23" calcext:value-type="string">
            <text:p>D23</text:p>
          </table:table-cell>
          <table:table-cell table:style-name="ce3" table:formula="of:=VLOOKUP([.J116];[$icio2021_reworked.$H$1:$icio2021_reworked.$J$41];2;0)" office:value-type="string" office:string-value="Other non-metallic mineral products" calcext:value-type="string">
            <text:p>Other non-metallic mineral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plastic into new plastic</text:p>
          </table:table-cell>
          <table:table-cell office:value-type="float" office:value="13" calcext:value-type="float">
            <text:p>13</text:p>
          </table:table-cell>
          <table:table-cell table:formula="of:=VLOOKUP([.B117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8" calcext:value-type="float">
            <text:p>28</text:p>
          </table:table-cell>
          <table:table-cell table:formula="of:=VLOOKUP([.D117];[$exiobase_74.$A$2:$exiobase_74.$B$75];2;0)" office:value-type="string" office:string-value="Plastics, basic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formula="of:=VLOOKUP([.F117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17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17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17];[$icio2021_reworked.$H$1:$icio2021_reworked.$J$41];2;0)" office:value-type="string" office:string-value="Rubber and plastics products" calcext:value-type="string">
            <text:p>Rubber and plastics product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13" calcext:value-type="float">
            <text:p>13</text:p>
          </table:table-cell>
          <table:table-cell table:formula="of:=VLOOKUP([.B118];[$eora26_without_reexport.$A$2:$eora26_without_reexport.$B$26];2;0)" office:value-type="string" office:string-value="Other Manufacturing" calcext:value-type="string">
            <text:p>Other Manufacturing</text:p>
          </table:table-cell>
          <table:table-cell office:value-type="float" office:value="21" calcext:value-type="float">
            <text:p>21</text:p>
          </table:table-cell>
          <table:table-cell table:formula="of:=VLOOKUP([.D118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18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18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18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18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Activities of membership organisation n.e.c. (91)</text:p>
          </table:table-cell>
          <table:table-cell office:value-type="float" office:value="14" calcext:value-type="float">
            <text:p>14</text:p>
          </table:table-cell>
          <table:table-cell table:formula="of:=VLOOKUP([.B119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table:formula="of:=VLOOKUP([.D119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19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19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19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19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Extra-territorial organizations and bodies</text:p>
          </table:table-cell>
          <table:table-cell office:value-type="float" office:value="14" calcext:value-type="float">
            <text:p>14</text:p>
          </table:table-cell>
          <table:table-cell table:formula="of:=VLOOKUP([.B120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table:formula="of:=VLOOKUP([.D120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20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9" calcext:value-type="float">
            <text:p>39</text:p>
          </table:table-cell>
          <table:table-cell table:style-name="ce3" table:formula="of:=VLOOKUP([.J120];[$icio2021_reworked.$H$1:$icio2021_reworked.$J$41];3;0)" office:value-type="string" office:string-value="D94T96" calcext:value-type="string">
            <text:p>D94T96</text:p>
          </table:table-cell>
          <table:table-cell table:style-name="ce3" table:formula="of:=VLOOKUP([.J120];[$icio2021_reworked.$H$1:$icio2021_reworked.$J$41];2;0)" office:value-type="string" office:string-value="Other service activities" calcext:value-type="string">
            <text:p>Other service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cineration of waste: Food</text:p>
          </table:table-cell>
          <table:table-cell office:value-type="float" office:value="14" calcext:value-type="float">
            <text:p>14</text:p>
          </table:table-cell>
          <table:table-cell table:formula="of:=VLOOKUP([.B121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1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1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1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1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cineration of waste: Metals and Inert materials</text:p>
          </table:table-cell>
          <table:table-cell office:value-type="float" office:value="14" calcext:value-type="float">
            <text:p>14</text:p>
          </table:table-cell>
          <table:table-cell table:formula="of:=VLOOKUP([.B122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2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2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2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2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cineration of waste: Oil/Hazardous waste</text:p>
          </table:table-cell>
          <table:table-cell office:value-type="float" office:value="14" calcext:value-type="float">
            <text:p>14</text:p>
          </table:table-cell>
          <table:table-cell table:formula="of:=VLOOKUP([.B123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3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3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3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3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cineration of waste: Paper</text:p>
          </table:table-cell>
          <table:table-cell office:value-type="float" office:value="14" calcext:value-type="float">
            <text:p>14</text:p>
          </table:table-cell>
          <table:table-cell table:formula="of:=VLOOKUP([.B124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4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4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4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4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4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cineration of waste: Plastic</text:p>
          </table:table-cell>
          <table:table-cell office:value-type="float" office:value="14" calcext:value-type="float">
            <text:p>14</text:p>
          </table:table-cell>
          <table:table-cell table:formula="of:=VLOOKUP([.B125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5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5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5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5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cineration of waste: Textiles</text:p>
          </table:table-cell>
          <table:table-cell office:value-type="float" office:value="14" calcext:value-type="float">
            <text:p>14</text:p>
          </table:table-cell>
          <table:table-cell table:formula="of:=VLOOKUP([.B126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6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6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6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6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cineration of waste: Wood</text:p>
          </table:table-cell>
          <table:table-cell office:value-type="float" office:value="14" calcext:value-type="float">
            <text:p>14</text:p>
          </table:table-cell>
          <table:table-cell table:formula="of:=VLOOKUP([.B127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7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7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7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7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7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ndfill of waste: Food</text:p>
          </table:table-cell>
          <table:table-cell office:value-type="float" office:value="14" calcext:value-type="float">
            <text:p>14</text:p>
          </table:table-cell>
          <table:table-cell table:formula="of:=VLOOKUP([.B128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8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8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8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8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8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ndfill of waste: Inert/metal/hazardous</text:p>
          </table:table-cell>
          <table:table-cell office:value-type="float" office:value="14" calcext:value-type="float">
            <text:p>14</text:p>
          </table:table-cell>
          <table:table-cell table:formula="of:=VLOOKUP([.B129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29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29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29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29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29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ndfill of waste: Paper</text:p>
          </table:table-cell>
          <table:table-cell office:value-type="float" office:value="14" calcext:value-type="float">
            <text:p>14</text:p>
          </table:table-cell>
          <table:table-cell table:formula="of:=VLOOKUP([.B130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30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30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0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30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30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ndfill of waste: Plastic</text:p>
          </table:table-cell>
          <table:table-cell office:value-type="float" office:value="14" calcext:value-type="float">
            <text:p>14</text:p>
          </table:table-cell>
          <table:table-cell table:formula="of:=VLOOKUP([.B131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31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31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1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31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31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ndfill of waste: Textiles</text:p>
          </table:table-cell>
          <table:table-cell office:value-type="float" office:value="14" calcext:value-type="float">
            <text:p>14</text:p>
          </table:table-cell>
          <table:table-cell table:formula="of:=VLOOKUP([.B132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32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32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2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32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32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andfill of waste: Wood</text:p>
          </table:table-cell>
          <table:table-cell office:value-type="float" office:value="14" calcext:value-type="float">
            <text:p>14</text:p>
          </table:table-cell>
          <table:table-cell table:formula="of:=VLOOKUP([.B133];[$eora26_without_reexport.$A$2:$eora26_without_reexport.$B$26];2;0)" office:value-type="string" office:string-value="Others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table:formula="of:=VLOOKUP([.D133];[$exiobase_74.$A$2:$exiobase_74.$B$75];2;0)" office:value-type="string" office:string-value="Waste disposal" calcext:value-type="string">
            <text:p>Waste disposal</text:p>
          </table:table-cell>
          <table:table-cell office:value-type="float" office:value="3" calcext:value-type="float">
            <text:p>3</text:p>
          </table:table-cell>
          <table:table-cell table:formula="of:=VLOOKUP([.F133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33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33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33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Chemicals nec</text:p>
          </table:table-cell>
          <table:table-cell office:value-type="float" office:value="15" calcext:value-type="float">
            <text:p>15</text:p>
          </table:table-cell>
          <table:table-cell table:formula="of:=VLOOKUP([.B134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30" calcext:value-type="float">
            <text:p>30</text:p>
          </table:table-cell>
          <table:table-cell table:formula="of:=VLOOKUP([.D134];[$exiobase_74.$A$2:$exiobase_74.$B$75];2;0)" office:value-type="string" office:string-value="Chemicals nec" calcext:value-type="string">
            <text:p>Chemicals nec</text:p>
          </table:table-cell>
          <table:table-cell office:value-type="float" office:value="5" calcext:value-type="float">
            <text:p>5</text:p>
          </table:table-cell>
          <table:table-cell table:formula="of:=VLOOKUP([.F134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34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34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34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15" calcext:value-type="float">
            <text:p>15</text:p>
          </table:table-cell>
          <table:table-cell table:formula="of:=VLOOKUP([.B135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8" calcext:value-type="float">
            <text:p>8</text:p>
          </table:table-cell>
          <table:table-cell table:formula="of:=VLOOKUP([.D135];[$exiobase_74.$A$2:$exiobase_74.$B$75];2;0)" office:value-type="string" office:string-value="Extraction of crude petroleum, gas and other" calcext:value-type="string">
            <text:p>Extraction of crude petroleum, gas and other</text:p>
          </table:table-cell>
          <table:table-cell office:value-type="float" office:value="4" calcext:value-type="float">
            <text:p>4</text:p>
          </table:table-cell>
          <table:table-cell table:formula="of:=VLOOKUP([.F135];[$exiobase_7.$A$2:$exiobase_7.$B$75];2;0)" office:value-type="string" office:string-value="Mining" calcext:value-type="string">
            <text:p>Mining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35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3" calcext:value-type="float">
            <text:p>3</text:p>
          </table:table-cell>
          <table:table-cell table:style-name="ce3" table:formula="of:=VLOOKUP([.J135];[$icio2021_reworked.$H$1:$icio2021_reworked.$J$41];3;0)" office:value-type="string" office:string-value="D05T09" calcext:value-type="string">
            <text:p>D05T09</text:p>
          </table:table-cell>
          <table:table-cell table:style-name="ce3" table:formula="of:=VLOOKUP([.J135];[$icio2021_reworked.$H$1:$icio2021_reworked.$J$41];2;0)" office:value-type="string" office:string-value="Mining and quarrying" calcext:value-type="string">
            <text:p>Mining and quarrying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N-fertiliser</text:p>
          </table:table-cell>
          <table:table-cell office:value-type="float" office:value="15" calcext:value-type="float">
            <text:p>15</text:p>
          </table:table-cell>
          <table:table-cell table:formula="of:=VLOOKUP([.B136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9" calcext:value-type="float">
            <text:p>29</text:p>
          </table:table-cell>
          <table:table-cell table:formula="of:=VLOOKUP([.D136];[$exiobase_74.$A$2:$exiobase_74.$B$75];2;0)" office:value-type="string" office:string-value="Fertilisers" calcext:value-type="string">
            <text:p>Fertilisers</text:p>
          </table:table-cell>
          <table:table-cell office:value-type="float" office:value="5" calcext:value-type="float">
            <text:p>5</text:p>
          </table:table-cell>
          <table:table-cell table:formula="of:=VLOOKUP([.F136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36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36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36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P- and other fertiliser</text:p>
          </table:table-cell>
          <table:table-cell office:value-type="float" office:value="15" calcext:value-type="float">
            <text:p>15</text:p>
          </table:table-cell>
          <table:table-cell table:formula="of:=VLOOKUP([.B137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9" calcext:value-type="float">
            <text:p>29</text:p>
          </table:table-cell>
          <table:table-cell table:formula="of:=VLOOKUP([.D137];[$exiobase_74.$A$2:$exiobase_74.$B$75];2;0)" office:value-type="string" office:string-value="Fertilisers" calcext:value-type="string">
            <text:p>Fertilisers</text:p>
          </table:table-cell>
          <table:table-cell office:value-type="float" office:value="5" calcext:value-type="float">
            <text:p>5</text:p>
          </table:table-cell>
          <table:table-cell table:formula="of:=VLOOKUP([.F137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37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37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37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Petroleum Refinery</text:p>
          </table:table-cell>
          <table:table-cell office:value-type="float" office:value="15" calcext:value-type="float">
            <text:p>15</text:p>
          </table:table-cell>
          <table:table-cell table:formula="of:=VLOOKUP([.B138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6" calcext:value-type="float">
            <text:p>26</text:p>
          </table:table-cell>
          <table:table-cell table:formula="of:=VLOOKUP([.D138];[$exiobase_74.$A$2:$exiobase_74.$B$75];2;0)" office:value-type="string" office:string-value="Petroleum Refinery" calcext:value-type="string">
            <text:p>Petroleum Refinery</text:p>
          </table:table-cell>
          <table:table-cell office:value-type="float" office:value="5" calcext:value-type="float">
            <text:p>5</text:p>
          </table:table-cell>
          <table:table-cell table:formula="of:=VLOOKUP([.F138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38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8" calcext:value-type="float">
            <text:p>8</text:p>
          </table:table-cell>
          <table:table-cell table:style-name="ce3" table:formula="of:=VLOOKUP([.J138];[$icio2021_reworked.$H$1:$icio2021_reworked.$J$41];3;0)" office:value-type="string" office:string-value="D19" calcext:value-type="string">
            <text:p>D19</text:p>
          </table:table-cell>
          <table:table-cell table:style-name="ce3" table:formula="of:=VLOOKUP([.J138];[$icio2021_reworked.$H$1:$icio2021_reworked.$J$41];2;0)" office:value-type="string" office:string-value="Coke and refined petroleum products" calcext:value-type="string">
            <text:p>Coke and refined petroleum product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Plastics, basic</text:p>
          </table:table-cell>
          <table:table-cell office:value-type="float" office:value="15" calcext:value-type="float">
            <text:p>15</text:p>
          </table:table-cell>
          <table:table-cell table:formula="of:=VLOOKUP([.B139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8" calcext:value-type="float">
            <text:p>28</text:p>
          </table:table-cell>
          <table:table-cell table:formula="of:=VLOOKUP([.D139];[$exiobase_74.$A$2:$exiobase_74.$B$75];2;0)" office:value-type="string" office:string-value="Plastics, basic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formula="of:=VLOOKUP([.F139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39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10" calcext:value-type="float">
            <text:p>10</text:p>
          </table:table-cell>
          <table:table-cell table:style-name="ce3" table:formula="of:=VLOOKUP([.J139];[$icio2021_reworked.$H$1:$icio2021_reworked.$J$41];3;0)" office:value-type="string" office:string-value="D22" calcext:value-type="string">
            <text:p>D22</text:p>
          </table:table-cell>
          <table:table-cell table:style-name="ce3" table:formula="of:=VLOOKUP([.J139];[$icio2021_reworked.$H$1:$icio2021_reworked.$J$41];2;0)" office:value-type="string" office:string-value="Rubber and plastics products" calcext:value-type="string">
            <text:p>Rubber and plastics product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Processing of nuclear fuel</text:p>
          </table:table-cell>
          <table:table-cell office:value-type="float" office:value="15" calcext:value-type="float">
            <text:p>15</text:p>
          </table:table-cell>
          <table:table-cell table:formula="of:=VLOOKUP([.B140];[$eora26_without_reexport.$A$2:$eora26_without_reexport.$B$26];2;0)" office:value-type="string" office:string-value="Petroleum, Chemical and Non-Metallic Mineral Products" calcext:value-type="string">
            <text:p>Petroleum, Chemical and Non-Metallic Mineral Products</text:p>
          </table:table-cell>
          <table:table-cell office:value-type="float" office:value="27" calcext:value-type="float">
            <text:p>27</text:p>
          </table:table-cell>
          <table:table-cell table:formula="of:=VLOOKUP([.D140];[$exiobase_74.$A$2:$exiobase_74.$B$75];2;0)" office:value-type="string" office:string-value="Processing of nuclear fuel" calcext:value-type="string">
            <text:p>Processing of nuclear fuel</text:p>
          </table:table-cell>
          <table:table-cell office:value-type="float" office:value="5" calcext:value-type="float">
            <text:p>5</text:p>
          </table:table-cell>
          <table:table-cell table:formula="of:=VLOOKUP([.F140];[$exiobase_7.$A$2:$exiobase_7.$B$75];2;0)" office:value-type="string" office:string-value="Manufacture" calcext:value-type="string">
            <text:p>Manufacture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H140];[$euregio.$A$2:$euregio.$B$75];2;0)" office:value-type="string" office:string-value="Coke_refined_petroleum_nuclear_fuel_and_chemicals_etc" calcext:value-type="string">
            <text:p>Coke_refined_petroleum_nuclear_fuel_and_chemicals_etc</text:p>
          </table:table-cell>
          <table:table-cell office:value-type="float" office:value="9" calcext:value-type="float">
            <text:p>9</text:p>
          </table:table-cell>
          <table:table-cell table:style-name="ce3" table:formula="of:=VLOOKUP([.J140];[$icio2021_reworked.$H$1:$icio2021_reworked.$J$41];3;0)" office:value-type="string" office:string-value="D20T21" calcext:value-type="string">
            <text:p>D20T21</text:p>
          </table:table-cell>
          <table:table-cell table:style-name="ce3" table:formula="of:=VLOOKUP([.J140];[$icio2021_reworked.$H$1:$icio2021_reworked.$J$41];2;0)" office:value-type="string" office:string-value="Chemical and chemical products" calcext:value-type="string">
            <text:p>Chemical and chemical product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Computer and related activities (72)</text:p>
          </table:table-cell>
          <table:table-cell office:value-type="float" office:value="16" calcext:value-type="float">
            <text:p>16</text:p>
          </table:table-cell>
          <table:table-cell table:formula="of:=VLOOKUP([.B141];[$eora26_without_reexport.$A$2:$eora26_without_reexport.$B$26];2;0)" office:value-type="string" office:string-value="Post and Telecommunications" calcext:value-type="string">
            <text:p>Post and Telecommunications</text:p>
          </table:table-cell>
          <table:table-cell office:value-type="float" office:value="71" calcext:value-type="float">
            <text:p>71</text:p>
          </table:table-cell>
          <table:table-cell table:formula="of:=VLOOKUP([.D141];[$exiobase_74.$A$2:$exiobase_74.$B$75];2;0)" office:value-type="string" office:string-value="Other business activities (74)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formula="of:=VLOOKUP([.F14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H141];[$euregio.$A$2:$euregio.$B$75];2;0)" office:value-type="string" office:string-value="Real_estate_renting_and_busine_activitie" calcext:value-type="string">
            <text:p>Real_estate_renting_and_busine_activitie</text:p>
          </table:table-cell>
          <table:table-cell office:value-type="float" office:value="30" calcext:value-type="float">
            <text:p>30</text:p>
          </table:table-cell>
          <table:table-cell table:style-name="ce3" table:formula="of:=VLOOKUP([.J141];[$icio2021_reworked.$H$1:$icio2021_reworked.$J$41];3;0)" office:value-type="string" office:string-value="D62T63" calcext:value-type="string">
            <text:p>D62T63</text:p>
          </table:table-cell>
          <table:table-cell table:style-name="ce3" table:formula="of:=VLOOKUP([.J141];[$icio2021_reworked.$H$1:$icio2021_reworked.$J$41];2;0)" office:value-type="string" office:string-value="IT and other information services" calcext:value-type="string">
            <text:p>IT and other information servic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Post and telecommunications (64)</text:p>
          </table:table-cell>
          <table:table-cell office:value-type="float" office:value="16" calcext:value-type="float">
            <text:p>16</text:p>
          </table:table-cell>
          <table:table-cell table:formula="of:=VLOOKUP([.B142];[$eora26_without_reexport.$A$2:$eora26_without_reexport.$B$26];2;0)" office:value-type="string" office:string-value="Post and Telecommunications" calcext:value-type="string">
            <text:p>Post and Telecommunications</text:p>
          </table:table-cell>
          <table:table-cell office:value-type="float" office:value="68" calcext:value-type="float">
            <text:p>68</text:p>
          </table:table-cell>
          <table:table-cell table:formula="of:=VLOOKUP([.D142];[$exiobase_74.$A$2:$exiobase_74.$B$75];2;0)" office:value-type="string" office:string-value="Post and telecommunications (64)" calcext:value-type="string">
            <text:p>Post and telecommunications (64)</text:p>
          </table:table-cell>
          <table:table-cell office:value-type="float" office:value="6" calcext:value-type="float">
            <text:p>6</text:p>
          </table:table-cell>
          <table:table-cell table:formula="of:=VLOOKUP([.F142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42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8" calcext:value-type="float">
            <text:p>28</text:p>
          </table:table-cell>
          <table:table-cell table:style-name="ce3" table:formula="of:=VLOOKUP([.J142];[$icio2021_reworked.$H$1:$icio2021_reworked.$J$41];3;0)" office:value-type="string" office:string-value="D53D58T61" calcext:value-type="string">
            <text:p>D53D58T61</text:p>
          </table:table-cell>
          <table:table-cell table:style-name="ce3" table:formula="of:=VLOOKUP([.J142];[$icio2021_reworked.$H$1:$icio2021_reworked.$J$41];2;0)" office:value-type="string" office:string-value="Post and telecommunications" calcext:value-type="string">
            <text:p>Post and telecommunication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rivate households with employed persons (95)</text:p>
          </table:table-cell>
          <table:table-cell office:value-type="float" office:value="17" calcext:value-type="float">
            <text:p>17</text:p>
          </table:table-cell>
          <table:table-cell table:formula="of:=VLOOKUP([.B143];[$eora26_without_reexport.$A$2:$eora26_without_reexport.$B$26];2;0)" office:value-type="string" office:string-value="Private Households" calcext:value-type="string">
            <text:p>Private Households</text:p>
          </table:table-cell>
          <table:table-cell office:value-type="float" office:value="74" calcext:value-type="float">
            <text:p>74</text:p>
          </table:table-cell>
          <table:table-cell table:formula="of:=VLOOKUP([.D143];[$exiobase_74.$A$2:$exiobase_74.$B$75];2;0)" office:value-type="string" office:string-value="Other (91,92,93,95)" calcext:value-type="string">
            <text:p>Other (91,92,93,95)</text:p>
          </table:table-cell>
          <table:table-cell office:value-type="float" office:value="7" calcext:value-type="float">
            <text:p>7</text:p>
          </table:table-cell>
          <table:table-cell table:formula="of:=VLOOKUP([.F143];[$exiobase_7.$A$2:$exiobase_7.$B$75];2;0)" office:value-type="string" office:string-value="Others" calcext:value-type="string">
            <text:p>Other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43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40" calcext:value-type="float">
            <text:p>40</text:p>
          </table:table-cell>
          <table:table-cell table:style-name="ce3" table:formula="of:=VLOOKUP([.J143];[$icio2021_reworked.$H$1:$icio2021_reworked.$J$41];3;0)" office:value-type="string" office:string-value="D97T98" calcext:value-type="string">
            <text:p>D97T98</text:p>
          </table:table-cell>
          <table:table-cell table:style-name="ce3" table:formula="of:=VLOOKUP([.J143];[$icio2021_reworked.$H$1:$icio2021_reworked.$J$41];2;0)" office:value-type="string" office:string-value="Activities of households as employers; undifferentiated goods- and services-producing activities of households for own use" calcext:value-type="string">
            <text:p>Activities of households as employers; undifferentiated goods- and services-producing activities of households for own use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18" calcext:value-type="float">
            <text:p>18</text:p>
          </table:table-cell>
          <table:table-cell table:formula="of:=VLOOKUP([.B144];[$eora26_without_reexport.$A$2:$eora26_without_reexport.$B$26];2;0)" office:value-type="string" office:string-value="Public Administration" calcext:value-type="string">
            <text:p>Public Administration</text:p>
          </table:table-cell>
          <table:table-cell office:value-type="float" office:value="72" calcext:value-type="float">
            <text:p>72</text:p>
          </table:table-cell>
          <table:table-cell table:formula="of:=VLOOKUP([.D144];[$exiobase_74.$A$2:$exiobase_74.$B$75];2;0)" office:value-type="string" office:string-value="Public administration and defence; compulsory social security, Education and Health (75,80,85)" calcext:value-type="string">
            <text:p>Public administration and defence; compulsory social security, Education and Health (75,80,85)</text:p>
          </table:table-cell>
          <table:table-cell office:value-type="float" office:value="6" calcext:value-type="float">
            <text:p>6</text:p>
          </table:table-cell>
          <table:table-cell table:formula="of:=VLOOKUP([.F144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44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35" calcext:value-type="float">
            <text:p>35</text:p>
          </table:table-cell>
          <table:table-cell table:style-name="ce3" table:formula="of:=VLOOKUP([.J144];[$icio2021_reworked.$H$1:$icio2021_reworked.$J$41];3;0)" office:value-type="string" office:string-value="D84" calcext:value-type="string">
            <text:p>D84</text:p>
          </table:table-cell>
          <table:table-cell table:style-name="ce3" table:formula="of:=VLOOKUP([.J144];[$icio2021_reworked.$H$1:$icio2021_reworked.$J$41];2;0)" office:value-type="string" office:string-value="Public administration and defence; compulsory social security" calcext:value-type="string">
            <text:p>Public administration and defence; compulsory social security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cycling of bottles by direct reuse</text:p>
          </table:table-cell>
          <table:table-cell office:value-type="float" office:value="19" calcext:value-type="float">
            <text:p>19</text:p>
          </table:table-cell>
          <table:table-cell table:formula="of:=VLOOKUP([.B145];[$eora26_without_reexport.$A$2:$eora26_without_reexport.$B$26];2;0)" office:value-type="string" office:string-value="Recycling" calcext:value-type="string">
            <text:p>Recycling</text:p>
          </table:table-cell>
          <table:table-cell office:value-type="float" office:value="50" calcext:value-type="float">
            <text:p>50</text:p>
          </table:table-cell>
          <table:table-cell table:formula="of:=VLOOKUP([.D145];[$exiobase_74.$A$2:$exiobase_74.$B$75];2;0)" office:value-type="string" office:string-value="Recycling of waste and scrap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formula="of:=VLOOKUP([.F145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H145];[$euregio.$A$2:$euregio.$B$75];2;0)" office:value-type="string" office:string-value="Non-Market_Service" calcext:value-type="string">
            <text:p>Non-Market_Service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45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45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Recycling of waste and scrap</text:p>
          </table:table-cell>
          <table:table-cell office:value-type="float" office:value="19" calcext:value-type="float">
            <text:p>19</text:p>
          </table:table-cell>
          <table:table-cell table:formula="of:=VLOOKUP([.B146];[$eora26_without_reexport.$A$2:$eora26_without_reexport.$B$26];2;0)" office:value-type="string" office:string-value="Recycling" calcext:value-type="string">
            <text:p>Recycling</text:p>
          </table:table-cell>
          <table:table-cell office:value-type="float" office:value="50" calcext:value-type="float">
            <text:p>50</text:p>
          </table:table-cell>
          <table:table-cell table:formula="of:=VLOOKUP([.D146];[$exiobase_74.$A$2:$exiobase_74.$B$75];2;0)" office:value-type="string" office:string-value="Recycling of waste and scrap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formula="of:=VLOOKUP([.F146];[$exiobase_7.$A$2:$exiobase_7.$B$75];2;0)" office:value-type="string" office:string-value="Energy and Utilities" calcext:value-type="string">
            <text:p>Energy and Utilities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H146];[$euregio.$A$2:$euregio.$B$75];2;0)" office:value-type="string" office:string-value="Mining_quarrying_and_energy_supply" calcext:value-type="string">
            <text:p>Mining_quarrying_and_energy_supply</text:p>
          </table:table-cell>
          <table:table-cell office:value-type="float" office:value="21" calcext:value-type="float">
            <text:p>21</text:p>
          </table:table-cell>
          <table:table-cell table:style-name="ce3" table:formula="of:=VLOOKUP([.J146];[$icio2021_reworked.$H$1:$icio2021_reworked.$J$41];3;0)" office:value-type="string" office:string-value="D36T39" calcext:value-type="string">
            <text:p>D36T39</text:p>
          </table:table-cell>
          <table:table-cell table:style-name="ce3" table:formula="of:=VLOOKUP([.J146];[$icio2021_reworked.$H$1:$icio2021_reworked.$J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tail sale of automotive fuel</text:p>
          </table:table-cell>
          <table:table-cell office:value-type="float" office:value="20" calcext:value-type="float">
            <text:p>20</text:p>
          </table:table-cell>
          <table:table-cell table:formula="of:=VLOOKUP([.B147];[$eora26_without_reexport.$A$2:$eora26_without_reexport.$B$26];2;0)" office:value-type="string" office:string-value="Retail Trade" calcext:value-type="string">
            <text:p>Retail Trade</text:p>
          </table:table-cell>
          <table:table-cell office:value-type="float" office:value="57" calcext:value-type="float">
            <text:p>57</text:p>
          </table:table-cell>
          <table:table-cell table:formula="of:=VLOOKUP([.D147];[$exiobase_74.$A$2:$exiobase_74.$B$75];2;0)" office:value-type="string" office:string-value="Retail sale of automotive fuel" calcext:value-type="string">
            <text:p>Retail sale of automotive fuel</text:p>
          </table:table-cell>
          <table:table-cell office:value-type="float" office:value="6" calcext:value-type="float">
            <text:p>6</text:p>
          </table:table-cell>
          <table:table-cell table:formula="of:=VLOOKUP([.F147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47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47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47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20" calcext:value-type="float">
            <text:p>20</text:p>
          </table:table-cell>
          <table:table-cell table:formula="of:=VLOOKUP([.B148];[$eora26_without_reexport.$A$2:$eora26_without_reexport.$B$26];2;0)" office:value-type="string" office:string-value="Retail Trade" calcext:value-type="string">
            <text:p>Retail Trade</text:p>
          </table:table-cell>
          <table:table-cell office:value-type="float" office:value="59" calcext:value-type="float">
            <text:p>59</text:p>
          </table:table-cell>
          <table:table-cell table:formula="of:=VLOOKUP([.D148];[$exiobase_74.$A$2:$exiobase_74.$B$75];2;0)" office:value-type="string" office:string-value="Retail trade, except of motor vehicles and motorcycles; repair of personal and household goods (52)" calcext:value-type="string">
            <text:p>Retail trade, except of motor vehicles and motorcycles; repair of personal and household goods (52)</text:p>
          </table:table-cell>
          <table:table-cell office:value-type="float" office:value="6" calcext:value-type="float">
            <text:p>6</text:p>
          </table:table-cell>
          <table:table-cell table:formula="of:=VLOOKUP([.F148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48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48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48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table:formula="of:=VLOOKUP([.B149];[$eora26_without_reexport.$A$2:$eora26_without_reexport.$B$26];2;0)" office:value-type="string" office:string-value="Textiles and Wearing Apparel" calcext:value-type="string">
            <text:p>Textiles and Wearing Apparel</text:p>
          </table:table-cell>
          <table:table-cell office:value-type="float" office:value="21" calcext:value-type="float">
            <text:p>21</text:p>
          </table:table-cell>
          <table:table-cell table:formula="of:=VLOOKUP([.D149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49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49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49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49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table:formula="of:=VLOOKUP([.B150];[$eora26_without_reexport.$A$2:$eora26_without_reexport.$B$26];2;0)" office:value-type="string" office:string-value="Textiles and Wearing Apparel" calcext:value-type="string">
            <text:p>Textiles and Wearing Apparel</text:p>
          </table:table-cell>
          <table:table-cell office:value-type="float" office:value="21" calcext:value-type="float">
            <text:p>21</text:p>
          </table:table-cell>
          <table:table-cell table:formula="of:=VLOOKUP([.D150];[$exiobase_74.$A$2:$exiobase_74.$B$75];2;0)" office:value-type="string" office:string-value="Manufacture of textile and wearing apparel (17,18)" calcext:value-type="string">
            <text:p>Manufacture of textile and wearing apparel (17,18)</text:p>
          </table:table-cell>
          <table:table-cell office:value-type="float" office:value="5" calcext:value-type="float">
            <text:p>5</text:p>
          </table:table-cell>
          <table:table-cell table:formula="of:=VLOOKUP([.F150];[$exiobase_7.$A$2:$exiobase_7.$B$75];2;0)" office:value-type="string" office:string-value="Manufacture" calcext:value-type="string">
            <text:p>Manufacture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H150];[$euregio.$A$2:$euregio.$B$75];2;0)" office:value-type="string" office:string-value="Textiles_and_leather_etc" calcext:value-type="string">
            <text:p>Textiles_and_leather_etc</text:p>
          </table:table-cell>
          <table:table-cell office:value-type="float" office:value="5" calcext:value-type="float">
            <text:p>5</text:p>
          </table:table-cell>
          <table:table-cell table:style-name="ce3" table:formula="of:=VLOOKUP([.J150];[$icio2021_reworked.$H$1:$icio2021_reworked.$J$41];3;0)" office:value-type="string" office:string-value="D13T15" calcext:value-type="string">
            <text:p>D13T15</text:p>
          </table:table-cell>
          <table:table-cell table:style-name="ce3" table:formula="of:=VLOOKUP([.J150];[$icio2021_reworked.$H$1:$icio2021_reworked.$J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Air transport (62)</text:p>
          </table:table-cell>
          <table:table-cell office:value-type="float" office:value="22" calcext:value-type="float">
            <text:p>22</text:p>
          </table:table-cell>
          <table:table-cell table:formula="of:=VLOOKUP([.B151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6" calcext:value-type="float">
            <text:p>66</text:p>
          </table:table-cell>
          <table:table-cell table:formula="of:=VLOOKUP([.D151];[$exiobase_74.$A$2:$exiobase_74.$B$75];2;0)" office:value-type="string" office:string-value="Air transport (62)" calcext:value-type="string">
            <text:p>Air transport (62)</text:p>
          </table:table-cell>
          <table:table-cell office:value-type="float" office:value="6" calcext:value-type="float">
            <text:p>6</text:p>
          </table:table-cell>
          <table:table-cell table:formula="of:=VLOOKUP([.F151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1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6" calcext:value-type="float">
            <text:p>26</text:p>
          </table:table-cell>
          <table:table-cell table:style-name="ce3" table:formula="of:=VLOOKUP([.J151];[$icio2021_reworked.$H$1:$icio2021_reworked.$J$41];3;0)" office:value-type="string" office:string-value="D51" calcext:value-type="string">
            <text:p>D51</text:p>
          </table:table-cell>
          <table:table-cell table:style-name="ce3" table:formula="of:=VLOOKUP([.J151];[$icio2021_reworked.$H$1:$icio2021_reworked.$J$41];2;0)" office:value-type="string" office:string-value="Air transport" calcext:value-type="string">
            <text:p>Air transport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Inland water transport</text:p>
          </table:table-cell>
          <table:table-cell office:value-type="float" office:value="22" calcext:value-type="float">
            <text:p>22</text:p>
          </table:table-cell>
          <table:table-cell table:formula="of:=VLOOKUP([.B152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5" calcext:value-type="float">
            <text:p>65</text:p>
          </table:table-cell>
          <table:table-cell table:formula="of:=VLOOKUP([.D152];[$exiobase_74.$A$2:$exiobase_74.$B$75];2;0)" office:value-type="string" office:string-value="Inland water transport" calcext:value-type="string">
            <text:p>Inland water transport</text:p>
          </table:table-cell>
          <table:table-cell office:value-type="float" office:value="6" calcext:value-type="float">
            <text:p>6</text:p>
          </table:table-cell>
          <table:table-cell table:formula="of:=VLOOKUP([.F152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2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2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2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Other land transport</text:p>
          </table:table-cell>
          <table:table-cell office:value-type="float" office:value="22" calcext:value-type="float">
            <text:p>22</text:p>
          </table:table-cell>
          <table:table-cell table:formula="of:=VLOOKUP([.B153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2" calcext:value-type="float">
            <text:p>62</text:p>
          </table:table-cell>
          <table:table-cell table:formula="of:=VLOOKUP([.D153];[$exiobase_74.$A$2:$exiobase_74.$B$75];2;0)" office:value-type="string" office:string-value="Other land transport" calcext:value-type="string">
            <text:p>Other land transport</text:p>
          </table:table-cell>
          <table:table-cell office:value-type="float" office:value="6" calcext:value-type="float">
            <text:p>6</text:p>
          </table:table-cell>
          <table:table-cell table:formula="of:=VLOOKUP([.F153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3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3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3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Sea and coastal water transport</text:p>
          </table:table-cell>
          <table:table-cell office:value-type="float" office:value="22" calcext:value-type="float">
            <text:p>22</text:p>
          </table:table-cell>
          <table:table-cell table:formula="of:=VLOOKUP([.B154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4" calcext:value-type="float">
            <text:p>64</text:p>
          </table:table-cell>
          <table:table-cell table:formula="of:=VLOOKUP([.D154];[$exiobase_74.$A$2:$exiobase_74.$B$75];2;0)" office:value-type="string" office:string-value="Sea and coastal water transport" calcext:value-type="string">
            <text:p>Sea and coastal water transport</text:p>
          </table:table-cell>
          <table:table-cell office:value-type="float" office:value="6" calcext:value-type="float">
            <text:p>6</text:p>
          </table:table-cell>
          <table:table-cell table:formula="of:=VLOOKUP([.F154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4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5" calcext:value-type="float">
            <text:p>25</text:p>
          </table:table-cell>
          <table:table-cell table:style-name="ce3" table:formula="of:=VLOOKUP([.J154];[$icio2021_reworked.$H$1:$icio2021_reworked.$J$41];3;0)" office:value-type="string" office:string-value="D50" calcext:value-type="string">
            <text:p>D50</text:p>
          </table:table-cell>
          <table:table-cell table:style-name="ce3" table:formula="of:=VLOOKUP([.J154];[$icio2021_reworked.$H$1:$icio2021_reworked.$J$41];2;0)" office:value-type="string" office:string-value="Water transport" calcext:value-type="string">
            <text:p>Water transport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Transport via pipelines</text:p>
          </table:table-cell>
          <table:table-cell office:value-type="float" office:value="22" calcext:value-type="float">
            <text:p>22</text:p>
          </table:table-cell>
          <table:table-cell table:formula="of:=VLOOKUP([.B155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3" calcext:value-type="float">
            <text:p>63</text:p>
          </table:table-cell>
          <table:table-cell table:formula="of:=VLOOKUP([.D155];[$exiobase_74.$A$2:$exiobase_74.$B$75];2;0)" office:value-type="string" office:string-value="Transport via pipelines" calcext:value-type="string">
            <text:p>Transport via pipelines</text:p>
          </table:table-cell>
          <table:table-cell office:value-type="float" office:value="6" calcext:value-type="float">
            <text:p>6</text:p>
          </table:table-cell>
          <table:table-cell table:formula="of:=VLOOKUP([.F155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5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5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5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Transport via railways</text:p>
          </table:table-cell>
          <table:table-cell office:value-type="float" office:value="22" calcext:value-type="float">
            <text:p>22</text:p>
          </table:table-cell>
          <table:table-cell table:formula="of:=VLOOKUP([.B156];[$eora26_without_reexport.$A$2:$eora26_without_reexport.$B$26];2;0)" office:value-type="string" office:string-value="Transport" calcext:value-type="string">
            <text:p>Transport</text:p>
          </table:table-cell>
          <table:table-cell office:value-type="float" office:value="61" calcext:value-type="float">
            <text:p>61</text:p>
          </table:table-cell>
          <table:table-cell table:formula="of:=VLOOKUP([.D156];[$exiobase_74.$A$2:$exiobase_74.$B$75];2;0)" office:value-type="string" office:string-value="Transport via railways" calcext:value-type="string">
            <text:p>Transport via railways</text:p>
          </table:table-cell>
          <table:table-cell office:value-type="float" office:value="6" calcext:value-type="float">
            <text:p>6</text:p>
          </table:table-cell>
          <table:table-cell table:formula="of:=VLOOKUP([.F156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H156];[$euregio.$A$2:$euregio.$B$75];2;0)" office:value-type="string" office:string-value="Transport_storage_and_communication" calcext:value-type="string">
            <text:p>Transport_storage_and_communication</text:p>
          </table:table-cell>
          <table:table-cell office:value-type="float" office:value="24" calcext:value-type="float">
            <text:p>24</text:p>
          </table:table-cell>
          <table:table-cell table:style-name="ce3" table:formula="of:=VLOOKUP([.J156];[$icio2021_reworked.$H$1:$icio2021_reworked.$J$41];3;0)" office:value-type="string" office:string-value="D49" calcext:value-type="string">
            <text:p>D49</text:p>
          </table:table-cell>
          <table:table-cell table:style-name="ce3" table:formula="of:=VLOOKUP([.J156];[$icio2021_reworked.$H$1:$icio2021_reworked.$J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motor vehicles, trailers and semi-trailers (34)</text:p>
          </table:table-cell>
          <table:table-cell office:value-type="float" office:value="23" calcext:value-type="float">
            <text:p>23</text:p>
          </table:table-cell>
          <table:table-cell table:formula="of:=VLOOKUP([.B157];[$eora26_without_reexport.$A$2:$eora26_without_reexport.$B$26];2;0)" office:value-type="string" office:string-value="Transport Equipment" calcext:value-type="string">
            <text:p>Transport Equipment</text:p>
          </table:table-cell>
          <table:table-cell office:value-type="float" office:value="48" calcext:value-type="float">
            <text:p>48</text:p>
          </table:table-cell>
          <table:table-cell table:formula="of:=VLOOKUP([.D157];[$exiobase_74.$A$2:$exiobase_74.$B$75];2;0)" office:value-type="string" office:string-value="Manufacture of transport equipment (34,35)" calcext:value-type="string">
            <text:p>Manufacture of transport equipment (34,35)</text:p>
          </table:table-cell>
          <table:table-cell office:value-type="float" office:value="5" calcext:value-type="float">
            <text:p>5</text:p>
          </table:table-cell>
          <table:table-cell table:formula="of:=VLOOKUP([.F157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57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7" calcext:value-type="float">
            <text:p>17</text:p>
          </table:table-cell>
          <table:table-cell table:style-name="ce3" table:formula="of:=VLOOKUP([.J157];[$icio2021_reworked.$H$1:$icio2021_reworked.$J$41];3;0)" office:value-type="string" office:string-value="D29" calcext:value-type="string">
            <text:p>D29</text:p>
          </table:table-cell>
          <table:table-cell table:style-name="ce3" table:formula="of:=VLOOKUP([.J157];[$icio2021_reworked.$H$1:$icio2021_reworked.$J$41];2;0)" office:value-type="string" office:string-value="Motor vehicles, trailers and semi-trailers" calcext:value-type="string">
            <text:p>Motor vehicles, trailers and semi-trailers</text:p>
          </table:table-cell>
          <table:table-cell table:number-columns-repeated="52"/>
        </table:table-row>
        <table:table-row table:style-name="ro6">
          <table:table-cell office:value-type="string" calcext:value-type="string">
            <text:p>Manufacture of other transport equipment (35)</text:p>
          </table:table-cell>
          <table:table-cell office:value-type="float" office:value="23" calcext:value-type="float">
            <text:p>23</text:p>
          </table:table-cell>
          <table:table-cell table:formula="of:=VLOOKUP([.B158];[$eora26_without_reexport.$A$2:$eora26_without_reexport.$B$26];2;0)" office:value-type="string" office:string-value="Transport Equipment" calcext:value-type="string">
            <text:p>Transport Equipment</text:p>
          </table:table-cell>
          <table:table-cell office:value-type="float" office:value="48" calcext:value-type="float">
            <text:p>48</text:p>
          </table:table-cell>
          <table:table-cell table:formula="of:=VLOOKUP([.D158];[$exiobase_74.$A$2:$exiobase_74.$B$75];2;0)" office:value-type="string" office:string-value="Manufacture of transport equipment (34,35)" calcext:value-type="string">
            <text:p>Manufacture of transport equipment (34,35)</text:p>
          </table:table-cell>
          <table:table-cell office:value-type="float" office:value="5" calcext:value-type="float">
            <text:p>5</text:p>
          </table:table-cell>
          <table:table-cell table:formula="of:=VLOOKUP([.F158];[$exiobase_7.$A$2:$exiobase_7.$B$75];2;0)" office:value-type="string" office:string-value="Manufacture" calcext:value-type="string">
            <text:p>Manufacture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H158];[$euregio.$A$2:$euregio.$B$75];2;0)" office:value-type="string" office:string-value="Electrical_and_optical_equipment_and_Transport_equipment" calcext:value-type="string">
            <text:p>Electrical_and_optical_equipment_and_Transport_equipment</text:p>
          </table:table-cell>
          <table:table-cell office:value-type="float" office:value="18" calcext:value-type="float">
            <text:p>18</text:p>
          </table:table-cell>
          <table:table-cell table:style-name="ce3" table:formula="of:=VLOOKUP([.J158];[$icio2021_reworked.$H$1:$icio2021_reworked.$J$41];3;0)" office:value-type="string" office:string-value="D30" calcext:value-type="string">
            <text:p>D30</text:p>
          </table:table-cell>
          <table:table-cell table:style-name="ce3" table:formula="of:=VLOOKUP([.J158];[$icio2021_reworked.$H$1:$icio2021_reworked.$J$41];2;0)" office:value-type="string" office:string-value="Other transport equipment" calcext:value-type="string">
            <text:p>Other transport equipment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24" calcext:value-type="float">
            <text:p>24</text:p>
          </table:table-cell>
          <table:table-cell table:formula="of:=VLOOKUP([.B159];[$eora26_without_reexport.$A$2:$eora26_without_reexport.$B$26];2;0)" office:value-type="string" office:string-value="Wholesale Trade" calcext:value-type="string">
            <text:p>Wholesale Trade</text:p>
          </table:table-cell>
          <table:table-cell office:value-type="float" office:value="58" calcext:value-type="float">
            <text:p>58</text:p>
          </table:table-cell>
          <table:table-cell table:formula="of:=VLOOKUP([.D159];[$exiobase_74.$A$2:$exiobase_74.$B$75];2;0)" office:value-type="string" office:string-value="Wholesale trade and commission trade, except of motor vehicles and motorcycles (51)" calcext:value-type="string">
            <text:p>Wholesale trade and commission trade, except of motor vehicles and motorcycles (51)</text:p>
          </table:table-cell>
          <table:table-cell office:value-type="float" office:value="6" calcext:value-type="float">
            <text:p>6</text:p>
          </table:table-cell>
          <table:table-cell table:formula="of:=VLOOKUP([.F159];[$exiobase_7.$A$2:$exiobase_7.$B$75];2;0)" office:value-type="string" office:string-value="Sales, Transports and Services" calcext:value-type="string">
            <text:p>Sales, Transports and Service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H159];[$euregio.$A$2:$euregio.$B$75];2;0)" office:value-type="string" office:string-value="Distribution" calcext:value-type="string">
            <text:p>Distribution</text:p>
          </table:table-cell>
          <table:table-cell office:value-type="float" office:value="23" calcext:value-type="float">
            <text:p>23</text:p>
          </table:table-cell>
          <table:table-cell table:style-name="ce3" table:formula="of:=VLOOKUP([.J159];[$icio2021_reworked.$H$1:$icio2021_reworked.$J$41];3;0)" office:value-type="string" office:string-value="D45T47" calcext:value-type="string">
            <text:p>D45T47</text:p>
          </table:table-cell>
          <table:table-cell table:style-name="ce3" table:formula="of:=VLOOKUP([.J159];[$icio2021_reworked.$H$1:$icio2021_reworked.$J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5" calcext:value-type="float">
            <text:p>25</text:p>
          </table:table-cell>
          <table:table-cell table:formula="of:=VLOOKUP([.B160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2" calcext:value-type="float">
            <text:p>22</text:p>
          </table:table-cell>
          <table:table-cell table:formula="of:=VLOOKUP([.D160];[$exiobase_74.$A$2:$exiobase_74.$B$75];2;0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formula="of:=VLOOKUP([.F160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60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6" calcext:value-type="float">
            <text:p>6</text:p>
          </table:table-cell>
          <table:table-cell table:style-name="ce3" table:formula="of:=VLOOKUP([.J160];[$icio2021_reworked.$H$1:$icio2021_reworked.$J$41];3;0)" office:value-type="string" office:string-value="D16" calcext:value-type="string">
            <text:p>D16</text:p>
          </table:table-cell>
          <table:table-cell table:style-name="ce3" table:formula="of:=VLOOKUP([.J160];[$icio2021_reworked.$H$1:$icio2021_reworked.$J$41];2;0)" office:value-type="string" office:string-value="Wood and products of wood and cork" calcext:value-type="string">
            <text:p>Wood and products of wood and cork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aper</text:p>
          </table:table-cell>
          <table:table-cell office:value-type="float" office:value="25" calcext:value-type="float">
            <text:p>25</text:p>
          </table:table-cell>
          <table:table-cell table:formula="of:=VLOOKUP([.B161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61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61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61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61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61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ulp</text:p>
          </table:table-cell>
          <table:table-cell office:value-type="float" office:value="25" calcext:value-type="float">
            <text:p>25</text:p>
          </table:table-cell>
          <table:table-cell table:formula="of:=VLOOKUP([.B162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62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62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62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62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62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paper into new pulp</text:p>
          </table:table-cell>
          <table:table-cell office:value-type="float" office:value="25" calcext:value-type="float">
            <text:p>25</text:p>
          </table:table-cell>
          <table:table-cell table:formula="of:=VLOOKUP([.B163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3" calcext:value-type="float">
            <text:p>23</text:p>
          </table:table-cell>
          <table:table-cell table:formula="of:=VLOOKUP([.D163];[$exiobase_74.$A$2:$exiobase_74.$B$75];2;0)" office:value-type="string" office:string-value="Paper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formula="of:=VLOOKUP([.F163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63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7" calcext:value-type="float">
            <text:p>7</text:p>
          </table:table-cell>
          <table:table-cell table:style-name="ce3" table:formula="of:=VLOOKUP([.J163];[$icio2021_reworked.$H$1:$icio2021_reworked.$J$41];3;0)" office:value-type="string" office:string-value="D17T18" calcext:value-type="string">
            <text:p>D17T18</text:p>
          </table:table-cell>
          <table:table-cell table:style-name="ce3" table:formula="of:=VLOOKUP([.J163];[$icio2021_reworked.$H$1:$icio2021_reworked.$J$41];2;0)" office:value-type="string" office:string-value="Paper products and printing" calcext:value-type="string">
            <text:p>Paper products and printing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-processing of secondary wood material into new wood material</text:p>
          </table:table-cell>
          <table:table-cell office:value-type="float" office:value="25" calcext:value-type="float">
            <text:p>25</text:p>
          </table:table-cell>
          <table:table-cell table:formula="of:=VLOOKUP([.B164];[$eora26_without_reexport.$A$2:$eora26_without_reexport.$B$26];2;0)" office:value-type="string" office:string-value="Wood and Paper" calcext:value-type="string">
            <text:p>Wood and Paper</text:p>
          </table:table-cell>
          <table:table-cell office:value-type="float" office:value="22" calcext:value-type="float">
            <text:p>22</text:p>
          </table:table-cell>
          <table:table-cell table:formula="of:=VLOOKUP([.D164];[$exiobase_74.$A$2:$exiobase_74.$B$75];2;0)" office:value-type="string" office:string-value="Manufacture of wood and of products of wood and cork, except furniture; manufacture of articles of straw and plaiting materials (20)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formula="of:=VLOOKUP([.F164];[$exiobase_7.$A$2:$exiobase_7.$B$75];2;0)" office:value-type="string" office:string-value="Manufacture" calcext:value-type="string">
            <text:p>Manufacture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H164];[$euregio.$A$2:$euregio.$B$75];2;0)" office:value-type="string" office:string-value="Other_manufacturing" calcext:value-type="string">
            <text:p>Other_manufacturing</text:p>
          </table:table-cell>
          <table:table-cell office:value-type="float" office:value="6" calcext:value-type="float">
            <text:p>6</text:p>
          </table:table-cell>
          <table:table-cell table:style-name="ce3" table:formula="of:=VLOOKUP([.J164];[$icio2021_reworked.$H$1:$icio2021_reworked.$J$41];3;0)" office:value-type="string" office:string-value="D16" calcext:value-type="string">
            <text:p>D16</text:p>
          </table:table-cell>
          <table:table-cell table:style-name="ce3" table:formula="of:=VLOOKUP([.J164];[$icio2021_reworked.$H$1:$icio2021_reworked.$J$41];2;0)" office:value-type="string" office:string-value="Wood and products of wood and cork" calcext:value-type="string">
            <text:p>Wood and products of wood and cork</text:p>
          </table:table-cell>
          <table:table-cell table:number-columns-repeated="52"/>
        </table:table-row>
        <table:table-row table:style-name="ro3" table:number-rows-repeated="1677705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ora26_without_reexport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4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gricultur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ducation, Health and Other Servic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lectrical and Machine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ectricity, Gas and Water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acial Intermediation and Business Activiti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ishi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ood &amp; Beverage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otels and Restraurant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aintenance and Repai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etal Product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and Quarryi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Other Manufacturi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etroleum, Chemical and Non-Metallic Mineral Product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ost and Telecommunication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ivate Household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ublic Administration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Recycli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etail Trad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Textiles and Wearing Apparel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Transport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Transport Equipment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holesale Trade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Wood and Paper</text:p>
          </table:table-cell>
        </table:table-row>
        <table:table-row table:style-name="ro3" table:number-rows-repeated="47">
          <table:table-cell table:number-columns-repeated="2"/>
        </table:table-row>
        <table:table-row table:style-name="ro3">
          <table:table-cell/>
          <table:table-cell table:style-name="ce6"/>
        </table:table-row>
        <calcext:conditional-formats>
          <calcext:conditional-format calcext:target-range-address="eora26_without_reexport.B8:eora26_without_reexport.B74 eora26_without_reexport.B3:eora26_without_reexport.B6">
            <calcext:condition calcext:apply-style-name="Good" calcext:value="=1" calcext:base-cell-address="eora26_without_reexport.B3"/>
          </calcext:conditional-format>
        </calcext:conditional-formats>
      </table:table>
      <table:table table:name="exiobase_74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17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Other (91,92,93,95)</text:p>
          </table:table-cell>
        </table:table-row>
        <calcext:conditional-formats>
          <calcext:conditional-format calcext:target-range-address="exiobase_74.B8:exiobase_74.B75 exiobase_74.B3:exiobase_74.B6">
            <calcext:condition calcext:apply-style-name="Good" calcext:value="=1" calcext:base-cell-address="exiobase_74.B3"/>
          </calcext:conditional-format>
        </calcext:conditional-formats>
      </table:table>
      <table:table table:name="exiobase_7" table:style-name="ta1">
        <table:table-column table:style-name="co8" table:default-cell-style-name="Default"/>
        <table:table-column table:style-name="co14" table:default-cell-style-name="ce20"/>
        <table:table-row table:style-name="ro3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ini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nufactu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</table:table-row>
        <table:table-row table:style-name="ro3" table:number-rows-repeated="66">
          <table:table-cell table:number-columns-repeated="2"/>
        </table:table-row>
        <table:table-row table:style-name="ro3">
          <table:table-cell/>
          <table:table-cell table:style-name="ce21"/>
        </table:table-row>
        <calcext:conditional-formats>
          <calcext:conditional-format calcext:target-range-address="exiobase_7.B2:exiobase_7.B75">
            <calcext:condition calcext:apply-style-name="Good" calcext:value="=1" calcext:base-cell-address="exiobase_7.B2"/>
          </calcext:conditional-format>
        </calcext:conditional-formats>
      </table:table>
      <table:table table:name="euregio" table:style-name="ta1">
        <table:table-column table:style-name="co8" table:default-cell-style-name="Default"/>
        <table:table-column table:style-name="co15" table:default-cell-style-name="ce22"/>
        <table:table-row table:style-name="ro3">
          <table:table-cell office:value-type="string" calcext:value-type="string">
            <text:p>group_id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ning_quarrying_and_energy_suppl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ood_beverages_and_tobacc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extiles_and_leather_etc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ke_refined_petroleum_nuclear_fuel_and_chemicals_etc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lectrical_and_optical_equipment_and_Transport_equipm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_manufacturi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tribution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otels_and_restaurant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ransport_storage_and_communication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inancial_intermediation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eal_estate_renting_and_busine_activiti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Non-Market_Service</text:p>
          </table:table-cell>
        </table:table-row>
        <table:table-row table:style-name="ro3" table:number-rows-repeated="59">
          <table:table-cell table:number-columns-repeated="2"/>
        </table:table-row>
        <table:table-row table:style-name="ro3">
          <table:table-cell/>
          <table:table-cell table:style-name="ce23"/>
        </table:table-row>
        <calcext:conditional-formats>
          <calcext:conditional-format calcext:target-range-address="euregio.B2:euregio.B75">
            <calcext:condition calcext:apply-style-name="Good" calcext:value="=1" calcext:base-cell-address="euregio.B2"/>
          </calcext:conditional-format>
        </calcext:conditional-formats>
      </table:table>
      <table:table table:name="icio2021_reworked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14"/>
        <table:table-column table:style-name="co18" table:default-cell-style-name="ce19"/>
        <table:table-column table:style-name="co19" table:number-columns-repeated="2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3">
          <table:table-cell table:style-name="ce13" office:value-type="string" calcext:value-type="string">
            <text:p>Industry</text:p>
          </table:table-cell>
          <table:table-cell table:style-name="Default" office:value-type="string" calcext:value-type="string">
            <text:p>mrio code</text:p>
          </table:table-cell>
          <table:table-cell table:style-name="ce13" office:value-type="string" calcext:value-type="string">
            <text:p>ISIC Rev.4</text:p>
          </table:table-cell>
          <table:table-cell table:style-name="ce13" office:value-type="string" calcext:value-type="string">
            <text:p>group_id</text:p>
          </table:table-cell>
          <table:table-cell office:value-type="string" calcext:value-type="string">
            <text:p>new sector name</text:p>
          </table:table-cell>
          <table:table-cell table:number-columns-repeated="2"/>
          <table:table-cell office:value-type="string" calcext:value-type="string">
            <text:p>group_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rio code</text:p>
          </table:table-cell>
          <table:table-cell office:value-type="string" calcext:value-type="string">
            <text:p>ISIC Rev.4</text:p>
          </table:table-cell>
        </table:table-row>
        <table:table-row table:style-name="ro3">
          <table:table-cell office:value-type="string" calcext:value-type="string">
            <text:p>Agriculture, hunting, forestry</text:p>
          </table:table-cell>
          <table:table-cell office:value-type="string" calcext:value-type="string">
            <text:p>D01T02</text:p>
          </table:table-cell>
          <table:table-cell office:value-type="string" calcext:value-type="string">
            <text:p>01, 02</text:p>
          </table:table-cell>
          <table:table-cell office:value-type="float" office:value="1" calcext:value-type="float">
            <text:p>1</text:p>
          </table:table-cell>
          <table:table-cell table:formula="of:=VLOOKUP([.D2];[.$H$2:.$I$41];2;0)" office:value-type="string" office:string-value="Agriculture, hunting, forestry" calcext:value-type="string">
            <text:p>Agriculture, hunting, forest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griculture, hunting, forestry</text:p>
          </table:table-cell>
          <table:table-cell office:value-type="string" calcext:value-type="string">
            <text:p>D01T02</text:p>
          </table:table-cell>
          <table:table-cell office:value-type="string" calcext:value-type="string">
            <text:p>01, 02</text:p>
          </table:table-cell>
        </table:table-row>
        <table:table-row table:style-name="ro3">
          <table:table-cell office:value-type="string" calcext:value-type="string">
            <text:p>Fishing and aquaculture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03</text:p>
          </table:table-cell>
          <table:table-cell office:value-type="float" office:value="2" calcext:value-type="float">
            <text:p>2</text:p>
          </table:table-cell>
          <table:table-cell table:formula="of:=VLOOKUP([.D3];[.$H$2:.$I$41];2;0)" office:value-type="string" office:string-value="Fishing and aquaculture" calcext:value-type="string">
            <text:p>Fishing and aquacultu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shing and aquaculture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03</text:p>
          </table:table-cell>
        </table:table-row>
        <table:table-row table:style-name="ro3">
          <table:table-cell office:value-type="string" calcext:value-type="string">
            <text:p>Mining and quarrying, energy producing products</text:p>
          </table:table-cell>
          <table:table-cell office:value-type="string" calcext:value-type="string">
            <text:p>D05T06</text:p>
          </table:table-cell>
          <table:table-cell office:value-type="string" calcext:value-type="string">
            <text:p>05, 06</text:p>
          </table:table-cell>
          <table:table-cell office:value-type="float" office:value="3" calcext:value-type="float">
            <text:p>3</text:p>
          </table:table-cell>
          <table:table-cell table:formula="of:=VLOOKUP([.D4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ning and quarrying</text:p>
          </table:table-cell>
          <table:table-cell office:value-type="string" calcext:value-type="string">
            <text:p>D05T09</text:p>
          </table:table-cell>
          <table:table-cell office:value-type="string" calcext:value-type="string">
            <text:p>05, 06, 07, 08, 09</text:p>
          </table:table-cell>
        </table:table-row>
        <table:table-row table:style-name="ro3">
          <table:table-cell office:value-type="string" calcext:value-type="string">
            <text:p>Mining and quarrying, non-energy producing products</text:p>
          </table:table-cell>
          <table:table-cell office:value-type="string" calcext:value-type="string">
            <text:p>D07T08</text:p>
          </table:table-cell>
          <table:table-cell office:value-type="string" calcext:value-type="string">
            <text:p>07, 08</text:p>
          </table:table-cell>
          <table:table-cell office:value-type="float" office:value="3" calcext:value-type="float">
            <text:p>3</text:p>
          </table:table-cell>
          <table:table-cell table:formula="of:=VLOOKUP([.D5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ood products, beverages and tobacco</text:p>
          </table:table-cell>
          <table:table-cell office:value-type="string" calcext:value-type="string">
            <text:p>D10T12</text:p>
          </table:table-cell>
          <table:table-cell office:value-type="string" calcext:value-type="string">
            <text:p>10, 11, 12</text:p>
          </table:table-cell>
        </table:table-row>
        <table:table-row table:style-name="ro3">
          <table:table-cell office:value-type="string" calcext:value-type="string">
            <text:p>Mining support service activities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09</text:p>
          </table:table-cell>
          <table:table-cell office:value-type="float" office:value="3" calcext:value-type="float">
            <text:p>3</text:p>
          </table:table-cell>
          <table:table-cell table:formula="of:=VLOOKUP([.D6];[.$H$2:.$I$41];2;0)" office:value-type="string" office:string-value="Mining and quarrying" calcext:value-type="string">
            <text:p>Mining and quarry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xtiles, textile products, leather and footwear</text:p>
          </table:table-cell>
          <table:table-cell office:value-type="string" calcext:value-type="string">
            <text:p>D13T15</text:p>
          </table:table-cell>
          <table:table-cell office:value-type="string" calcext:value-type="string">
            <text:p>13, 14, 15</text:p>
          </table:table-cell>
        </table:table-row>
        <table:table-row table:style-name="ro3">
          <table:table-cell office:value-type="string" calcext:value-type="string">
            <text:p>Food products, beverages and tobacco</text:p>
          </table:table-cell>
          <table:table-cell office:value-type="string" calcext:value-type="string">
            <text:p>D10T12</text:p>
          </table:table-cell>
          <table:table-cell office:value-type="string" calcext:value-type="string">
            <text:p>10, 11, 12</text:p>
          </table:table-cell>
          <table:table-cell office:value-type="float" office:value="4" calcext:value-type="float">
            <text:p>4</text:p>
          </table:table-cell>
          <table:table-cell table:formula="of:=VLOOKUP([.D7];[.$H$2:.$I$41];2;0)" office:value-type="string" office:string-value="Food products, beverages and tobacco" calcext:value-type="string">
            <text:p>Food products, beverages and tobacc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ood and products of wood and cork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16</text:p>
          </table:table-cell>
        </table:table-row>
        <table:table-row table:style-name="ro3">
          <table:table-cell office:value-type="string" calcext:value-type="string">
            <text:p>Textiles, textile products, leather and footwear</text:p>
          </table:table-cell>
          <table:table-cell office:value-type="string" calcext:value-type="string">
            <text:p>D13T15</text:p>
          </table:table-cell>
          <table:table-cell office:value-type="string" calcext:value-type="string">
            <text:p>13, 14, 15</text:p>
          </table:table-cell>
          <table:table-cell office:value-type="float" office:value="5" calcext:value-type="float">
            <text:p>5</text:p>
          </table:table-cell>
          <table:table-cell table:formula="of:=VLOOKUP([.D8];[.$H$2:.$I$41];2;0)" office:value-type="string" office:string-value="Textiles, textile products, leather and footwear" calcext:value-type="string">
            <text:p>Textiles, textile products, leather and footwea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per products and printing</text:p>
          </table:table-cell>
          <table:table-cell office:value-type="string" calcext:value-type="string">
            <text:p>D17T18</text:p>
          </table:table-cell>
          <table:table-cell office:value-type="string" calcext:value-type="string">
            <text:p>17, 18</text:p>
          </table:table-cell>
        </table:table-row>
        <table:table-row table:style-name="ro3">
          <table:table-cell office:value-type="string" calcext:value-type="string">
            <text:p>Wood and products of wood and cork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16</text:p>
          </table:table-cell>
          <table:table-cell office:value-type="float" office:value="6" calcext:value-type="float">
            <text:p>6</text:p>
          </table:table-cell>
          <table:table-cell table:formula="of:=VLOOKUP([.D9];[.$H$2:.$I$41];2;0)" office:value-type="string" office:string-value="Wood and products of wood and cork" calcext:value-type="string">
            <text:p>Wood and products of wood and cor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oke and refined petroleum product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19</text:p>
          </table:table-cell>
        </table:table-row>
        <table:table-row table:style-name="ro3">
          <table:table-cell office:value-type="string" calcext:value-type="string">
            <text:p>Paper products and printing</text:p>
          </table:table-cell>
          <table:table-cell office:value-type="string" calcext:value-type="string">
            <text:p>D17T18</text:p>
          </table:table-cell>
          <table:table-cell office:value-type="string" calcext:value-type="string">
            <text:p>17, 18</text:p>
          </table:table-cell>
          <table:table-cell office:value-type="float" office:value="7" calcext:value-type="float">
            <text:p>7</text:p>
          </table:table-cell>
          <table:table-cell table:formula="of:=VLOOKUP([.D10];[.$H$2:.$I$41];2;0)" office:value-type="string" office:string-value="Paper products and printing" calcext:value-type="string">
            <text:p>Paper products and printi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hemical and chemical products</text:p>
          </table:table-cell>
          <table:table-cell office:value-type="string" calcext:value-type="string">
            <text:p>D20T21</text:p>
          </table:table-cell>
          <table:table-cell office:value-type="string" calcext:value-type="string">
            <text:p>20, 21</text:p>
          </table:table-cell>
        </table:table-row>
        <table:table-row table:style-name="ro3">
          <table:table-cell office:value-type="string" calcext:value-type="string">
            <text:p>Coke and refined petroleum product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19</text:p>
          </table:table-cell>
          <table:table-cell office:value-type="float" office:value="8" calcext:value-type="float">
            <text:p>8</text:p>
          </table:table-cell>
          <table:table-cell table:formula="of:=VLOOKUP([.D11];[.$H$2:.$I$41];2;0)" office:value-type="string" office:string-value="Coke and refined petroleum products" calcext:value-type="string">
            <text:p>Coke and refined petroleum produc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ubber and plastics products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22</text:p>
          </table:table-cell>
        </table:table-row>
        <table:table-row table:style-name="ro3">
          <table:table-cell office:value-type="string" calcext:value-type="string">
            <text:p>Chemical and chemical product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20</text:p>
          </table:table-cell>
          <table:table-cell office:value-type="float" office:value="9" calcext:value-type="float">
            <text:p>9</text:p>
          </table:table-cell>
          <table:table-cell table:formula="of:=VLOOKUP([.D12];[.$H$2:.$I$41];2;0)" office:value-type="string" office:string-value="Chemical and chemical products" calcext:value-type="string">
            <text:p>Chemical and chemical product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23</text:p>
          </table:table-cell>
        </table:table-row>
        <table:table-row table:style-name="ro3">
          <table:table-cell office:value-type="string" calcext:value-type="string">
            <text:p>Pharmaceuticals, medicinal chemical and botanical products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21</text:p>
          </table:table-cell>
          <table:table-cell office:value-type="float" office:value="9" calcext:value-type="float">
            <text:p>9</text:p>
          </table:table-cell>
          <table:table-cell table:formula="of:=VLOOKUP([.D13];[.$H$2:.$I$41];2;0)" office:value-type="string" office:string-value="Chemical and chemical products" calcext:value-type="string">
            <text:p>Chemical and chemical produc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asic metals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24</text:p>
          </table:table-cell>
        </table:table-row>
        <table:table-row table:style-name="ro3">
          <table:table-cell office:value-type="string" calcext:value-type="string">
            <text:p>Rubber and plastics products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22</text:p>
          </table:table-cell>
          <table:table-cell office:value-type="float" office:value="10" calcext:value-type="float">
            <text:p>10</text:p>
          </table:table-cell>
          <table:table-cell table:formula="of:=VLOOKUP([.D14];[.$H$2:.$I$41];2;0)" office:value-type="string" office:string-value="Rubber and plastics products" calcext:value-type="string">
            <text:p>Rubber and plastics product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abricated metal products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25</text:p>
          </table:table-cell>
        </table:table-row>
        <table:table-row table:style-name="ro3"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23</text:p>
          </table:table-cell>
          <table:table-cell office:value-type="float" office:value="11" calcext:value-type="float">
            <text:p>11</text:p>
          </table:table-cell>
          <table:table-cell table:formula="of:=VLOOKUP([.D15];[.$H$2:.$I$41];2;0)" office:value-type="string" office:string-value="Other non-metallic mineral products" calcext:value-type="string">
            <text:p>Other non-metallic mineral product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mputer, electronic and optical equipment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26</text:p>
          </table:table-cell>
        </table:table-row>
        <table:table-row table:style-name="ro3">
          <table:table-cell office:value-type="string" calcext:value-type="string">
            <text:p>Basic metals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24</text:p>
          </table:table-cell>
          <table:table-cell office:value-type="float" office:value="12" calcext:value-type="float">
            <text:p>12</text:p>
          </table:table-cell>
          <table:table-cell table:formula="of:=VLOOKUP([.D16];[.$H$2:.$I$41];2;0)" office:value-type="string" office:string-value="Basic metals" calcext:value-type="string">
            <text:p>Basic metal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27</text:p>
          </table:table-cell>
        </table:table-row>
        <table:table-row table:style-name="ro3">
          <table:table-cell office:value-type="string" calcext:value-type="string">
            <text:p>Fabricated metal products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25</text:p>
          </table:table-cell>
          <table:table-cell office:value-type="float" office:value="13" calcext:value-type="float">
            <text:p>13</text:p>
          </table:table-cell>
          <table:table-cell table:formula="of:=VLOOKUP([.D17];[.$H$2:.$I$41];2;0)" office:value-type="string" office:string-value="Fabricated metal products" calcext:value-type="string">
            <text:p>Fabricated metal product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chinery and equipment, nec 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28</text:p>
          </table:table-cell>
        </table:table-row>
        <table:table-row table:style-name="ro3">
          <table:table-cell office:value-type="string" calcext:value-type="string">
            <text:p>Computer, electronic and optical equipment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26</text:p>
          </table:table-cell>
          <table:table-cell office:value-type="float" office:value="14" calcext:value-type="float">
            <text:p>14</text:p>
          </table:table-cell>
          <table:table-cell table:formula="of:=VLOOKUP([.D18];[.$H$2:.$I$41];2;0)" office:value-type="string" office:string-value="Computer, electronic and optical equipment" calcext:value-type="string">
            <text:p>Computer, electronic and optical equipmen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29</text:p>
          </table:table-cell>
        </table:table-row>
        <table:table-row table:style-name="ro3">
          <table:table-cell office:value-type="string" calcext:value-type="string">
            <text:p>Electrical equipment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27</text:p>
          </table:table-cell>
          <table:table-cell office:value-type="float" office:value="15" calcext:value-type="float">
            <text:p>15</text:p>
          </table:table-cell>
          <table:table-cell table:formula="of:=VLOOKUP([.D19];[.$H$2:.$I$41];2;0)" office:value-type="string" office:string-value="Electrical equipment" calcext:value-type="string">
            <text:p>Electrical equipment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Other transport equipment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30</text:p>
          </table:table-cell>
        </table:table-row>
        <table:table-row table:style-name="ro3">
          <table:table-cell office:value-type="string" calcext:value-type="string">
            <text:p>Machinery and equipment, nec 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28</text:p>
          </table:table-cell>
          <table:table-cell office:value-type="float" office:value="16" calcext:value-type="float">
            <text:p>16</text:p>
          </table:table-cell>
          <table:table-cell table:formula="of:=VLOOKUP([.D20];[.$H$2:.$I$41];2;0)" office:value-type="string" office:string-value="Machinery and equipment, nec " calcext:value-type="string">
            <text:p>Machinery and equipment, nec 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nufacturing nec; repair and installation of machinery and equipment</text:p>
          </table:table-cell>
          <table:table-cell office:value-type="string" calcext:value-type="string">
            <text:p>D31T33</text:p>
          </table:table-cell>
          <table:table-cell office:value-type="string" calcext:value-type="string">
            <text:p>31, 32, 33</text:p>
          </table:table-cell>
        </table:table-row>
        <table:table-row table:style-name="ro3"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29</text:p>
          </table:table-cell>
          <table:table-cell office:value-type="float" office:value="17" calcext:value-type="float">
            <text:p>17</text:p>
          </table:table-cell>
          <table:table-cell table:formula="of:=VLOOKUP([.D21];[.$H$2:.$I$41];2;0)" office:value-type="string" office:string-value="Motor vehicles, trailers and semi-trailers" calcext:value-type="string">
            <text:p>Motor vehicles, trailers and semi-trailer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35</text:p>
          </table:table-cell>
        </table:table-row>
        <table:table-row table:style-name="ro3">
          <table:table-cell office:value-type="string" calcext:value-type="string">
            <text:p>Other transport equipment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30</text:p>
          </table:table-cell>
          <table:table-cell office:value-type="float" office:value="18" calcext:value-type="float">
            <text:p>18</text:p>
          </table:table-cell>
          <table:table-cell table:formula="of:=VLOOKUP([.D22];[.$H$2:.$I$41];2;0)" office:value-type="string" office:string-value="Other transport equipment" calcext:value-type="string">
            <text:p>Other transport equipment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Water supply; sewerage, waste management and remediation activities</text:p>
          </table:table-cell>
          <table:table-cell office:value-type="string" calcext:value-type="string">
            <text:p>D36T39</text:p>
          </table:table-cell>
          <table:table-cell office:value-type="string" calcext:value-type="string">
            <text:p>36, 37, 38, 39</text:p>
          </table:table-cell>
        </table:table-row>
        <table:table-row table:style-name="ro3">
          <table:table-cell office:value-type="string" calcext:value-type="string">
            <text:p>Manufacturing nec; repair and installation of machinery and equipment</text:p>
          </table:table-cell>
          <table:table-cell office:value-type="string" calcext:value-type="string">
            <text:p>D31T33</text:p>
          </table:table-cell>
          <table:table-cell office:value-type="string" calcext:value-type="string">
            <text:p>31, 32, 33</text:p>
          </table:table-cell>
          <table:table-cell office:value-type="float" office:value="19" calcext:value-type="float">
            <text:p>19</text:p>
          </table:table-cell>
          <table:table-cell table:formula="of:=VLOOKUP([.D23];[.$H$2:.$I$41];2;0)" office:value-type="string" office:string-value="Manufacturing nec; repair and installation of machinery and equipment" calcext:value-type="string">
            <text:p>Manufacturing nec; repair and installation of machinery and equipment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41T43</text:p>
          </table:table-cell>
          <table:table-cell office:value-type="string" calcext:value-type="string">
            <text:p>41, 42, 43</text:p>
          </table:table-cell>
        </table:table-row>
        <table:table-row table:style-name="ro3">
          <table:table-cell office:value-type="string" calcext:value-type="string">
            <text:p>Electricity, gas, steam and air conditioning supply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35</text:p>
          </table:table-cell>
          <table:table-cell office:value-type="float" office:value="20" calcext:value-type="float">
            <text:p>20</text:p>
          </table:table-cell>
          <table:table-cell table:formula="of:=VLOOKUP([.D24];[.$H$2:.$I$41];2;0)" office:value-type="string" office:string-value="Electricity, gas, steam and air conditioning supply" calcext:value-type="string">
            <text:p>Electricity, gas, steam and air conditioning suppl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Wholesale and retail trade; repair of motor vehicles</text:p>
          </table:table-cell>
          <table:table-cell office:value-type="string" calcext:value-type="string">
            <text:p>D45T47</text:p>
          </table:table-cell>
          <table:table-cell office:value-type="string" calcext:value-type="string">
            <text:p>45, 46, 47</text:p>
          </table:table-cell>
        </table:table-row>
        <table:table-row table:style-name="ro3">
          <table:table-cell office:value-type="string" calcext:value-type="string">
            <text:p>Water supply; sewerage, waste management and remediation activities</text:p>
          </table:table-cell>
          <table:table-cell office:value-type="string" calcext:value-type="string">
            <text:p>D36T39</text:p>
          </table:table-cell>
          <table:table-cell office:value-type="string" calcext:value-type="string">
            <text:p>36, 37, 38, 39</text:p>
          </table:table-cell>
          <table:table-cell office:value-type="float" office:value="21" calcext:value-type="float">
            <text:p>21</text:p>
          </table:table-cell>
          <table:table-cell table:formula="of:=VLOOKUP([.D25];[.$H$2:.$I$41];2;0)" office:value-type="string" office:string-value="Water supply; sewerage, waste management and remediation activities" calcext:value-type="string">
            <text:p>Water supply; sewerage, waste management and remediation activitie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and transport and transport via pipelines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49</text:p>
          </table:table-cell>
        </table:table-row>
        <table:table-row table:style-name="ro3">
          <table:table-cell office:value-type="string" calcext:value-type="string">
            <text:p>Construction</text:p>
          </table:table-cell>
          <table:table-cell office:value-type="string" calcext:value-type="string">
            <text:p>D41T43</text:p>
          </table:table-cell>
          <table:table-cell office:value-type="string" calcext:value-type="string">
            <text:p>41, 42, 43</text:p>
          </table:table-cell>
          <table:table-cell office:value-type="float" office:value="22" calcext:value-type="float">
            <text:p>22</text:p>
          </table:table-cell>
          <table:table-cell table:formula="of:=VLOOKUP([.D26];[.$H$2:.$I$41];2;0)" office:value-type="string" office:string-value="Construction" calcext:value-type="string">
            <text:p>Constructio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Water trans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50</text:p>
          </table:table-cell>
        </table:table-row>
        <table:table-row table:style-name="ro3">
          <table:table-cell office:value-type="string" calcext:value-type="string">
            <text:p>Wholesale and retail trade; repair of motor vehicles</text:p>
          </table:table-cell>
          <table:table-cell office:value-type="string" calcext:value-type="string">
            <text:p>D45T47</text:p>
          </table:table-cell>
          <table:table-cell office:value-type="string" calcext:value-type="string">
            <text:p>45, 46, 47</text:p>
          </table:table-cell>
          <table:table-cell office:value-type="float" office:value="23" calcext:value-type="float">
            <text:p>23</text:p>
          </table:table-cell>
          <table:table-cell table:formula="of:=VLOOKUP([.D27];[.$H$2:.$I$41];2;0)" office:value-type="string" office:string-value="Wholesale and retail trade; repair of motor vehicles" calcext:value-type="string">
            <text:p>Wholesale and retail trade; repair of motor vehicl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51</text:p>
          </table:table-cell>
        </table:table-row>
        <table:table-row table:style-name="ro3">
          <table:table-cell office:value-type="string" calcext:value-type="string">
            <text:p>Land transport and transport via pipelines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49</text:p>
          </table:table-cell>
          <table:table-cell office:value-type="float" office:value="24" calcext:value-type="float">
            <text:p>24</text:p>
          </table:table-cell>
          <table:table-cell table:formula="of:=VLOOKUP([.D28];[.$H$2:.$I$41];2;0)" office:value-type="string" office:string-value="Land transport and transport via pipelines" calcext:value-type="string">
            <text:p>Land transport and transport via pipelines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52</text:p>
          </table:table-cell>
        </table:table-row>
        <table:table-row table:style-name="ro3">
          <table:table-cell office:value-type="string" calcext:value-type="string">
            <text:p>Water transport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50</text:p>
          </table:table-cell>
          <table:table-cell office:value-type="float" office:value="25" calcext:value-type="float">
            <text:p>25</text:p>
          </table:table-cell>
          <table:table-cell table:formula="of:=VLOOKUP([.D29];[.$H$2:.$I$41];2;0)" office:value-type="string" office:string-value="Water transport" calcext:value-type="string">
            <text:p>Water transport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ost and telecommunications</text:p>
          </table:table-cell>
          <table:table-cell office:value-type="string" calcext:value-type="string">
            <text:p>D53D58T61</text:p>
          </table:table-cell>
          <table:table-cell office:value-type="string" calcext:value-type="string">
            <text:p>53, 58, 59, 60, 61</text:p>
          </table:table-cell>
        </table:table-row>
        <table:table-row table:style-name="ro3">
          <table:table-cell office:value-type="string" calcext:value-type="string">
            <text:p>Air transport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51</text:p>
          </table:table-cell>
          <table:table-cell office:value-type="float" office:value="26" calcext:value-type="float">
            <text:p>26</text:p>
          </table:table-cell>
          <table:table-cell table:formula="of:=VLOOKUP([.D30];[.$H$2:.$I$41];2;0)" office:value-type="string" office:string-value="Air transport" calcext:value-type="string">
            <text:p>Air transport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ccommodation and food service activities</text:p>
          </table:table-cell>
          <table:table-cell office:value-type="string" calcext:value-type="string">
            <text:p>D55T56</text:p>
          </table:table-cell>
          <table:table-cell office:value-type="string" calcext:value-type="string">
            <text:p>55, 56</text:p>
          </table:table-cell>
        </table:table-row>
        <table:table-row table:style-name="ro3"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52</text:p>
          </table:table-cell>
          <table:table-cell office:value-type="float" office:value="27" calcext:value-type="float">
            <text:p>27</text:p>
          </table:table-cell>
          <table:table-cell table:formula="of:=VLOOKUP([.D31];[.$H$2:.$I$41];2;0)" office:value-type="string" office:string-value="Warehousing and support activities for transportation" calcext:value-type="string">
            <text:p>Warehousing and support activities for transportati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T and other information services</text:p>
          </table:table-cell>
          <table:table-cell office:value-type="string" calcext:value-type="string">
            <text:p>D62T63</text:p>
          </table:table-cell>
          <table:table-cell office:value-type="string" calcext:value-type="string">
            <text:p>62, 63</text:p>
          </table:table-cell>
        </table:table-row>
        <table:table-row table:style-name="ro3">
          <table:table-cell office:value-type="string" calcext:value-type="string">
            <text:p>Postal and courier activities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53</text:p>
          </table:table-cell>
          <table:table-cell office:value-type="float" office:value="28" calcext:value-type="float">
            <text:p>28</text:p>
          </table:table-cell>
          <table:table-cell table:formula="of:=VLOOKUP([.D32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Financial and insurance activities</text:p>
          </table:table-cell>
          <table:table-cell office:value-type="string" calcext:value-type="string">
            <text:p>D64T66</text:p>
          </table:table-cell>
          <table:table-cell office:value-type="string" calcext:value-type="string">
            <text:p>64, 65, 66</text:p>
          </table:table-cell>
        </table:table-row>
        <table:table-row table:style-name="ro3">
          <table:table-cell office:value-type="string" calcext:value-type="string">
            <text:p>Accommodation and food service activities</text:p>
          </table:table-cell>
          <table:table-cell office:value-type="string" calcext:value-type="string">
            <text:p>D55T56</text:p>
          </table:table-cell>
          <table:table-cell office:value-type="string" calcext:value-type="string">
            <text:p>55, 56</text:p>
          </table:table-cell>
          <table:table-cell office:value-type="float" office:value="29" calcext:value-type="float">
            <text:p>29</text:p>
          </table:table-cell>
          <table:table-cell table:formula="of:=VLOOKUP([.D33];[.$H$2:.$I$41];2;0)" office:value-type="string" office:string-value="Accommodation and food service activities" calcext:value-type="string">
            <text:p>Accommodation and food service activities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Real estate activities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68</text:p>
          </table:table-cell>
        </table:table-row>
        <table:table-row table:style-name="ro3">
          <table:table-cell office:value-type="string" calcext:value-type="string">
            <text:p>Publishing, audiovisual and broadcasting activities</text:p>
          </table:table-cell>
          <table:table-cell office:value-type="string" calcext:value-type="string">
            <text:p>D58T60</text:p>
          </table:table-cell>
          <table:table-cell office:value-type="string" calcext:value-type="string">
            <text:p>58, 59, 60</text:p>
          </table:table-cell>
          <table:table-cell office:value-type="float" office:value="28" calcext:value-type="float">
            <text:p>28</text:p>
          </table:table-cell>
          <table:table-cell table:formula="of:=VLOOKUP([.D34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Professional, scientific and technical activities</text:p>
          </table:table-cell>
          <table:table-cell office:value-type="string" calcext:value-type="string">
            <text:p>D69T75</text:p>
          </table:table-cell>
          <table:table-cell office:value-type="string" calcext:value-type="string">
            <text:p>69 to 75</text:p>
          </table:table-cell>
        </table:table-row>
        <table:table-row table:style-name="ro3">
          <table:table-cell office:value-type="string" calcext:value-type="string">
            <text:p>Telecommunications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61</text:p>
          </table:table-cell>
          <table:table-cell office:value-type="float" office:value="28" calcext:value-type="float">
            <text:p>28</text:p>
          </table:table-cell>
          <table:table-cell table:formula="of:=VLOOKUP([.D35];[.$H$2:.$I$41];2;0)" office:value-type="string" office:string-value="Post and telecommunications" calcext:value-type="string">
            <text:p>Post and telecommunications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Administrative and support services</text:p>
          </table:table-cell>
          <table:table-cell office:value-type="string" calcext:value-type="string">
            <text:p>D77T82</text:p>
          </table:table-cell>
          <table:table-cell office:value-type="string" calcext:value-type="string">
            <text:p>77 to 82</text:p>
          </table:table-cell>
        </table:table-row>
        <table:table-row table:style-name="ro3">
          <table:table-cell office:value-type="string" calcext:value-type="string">
            <text:p>IT and other information services</text:p>
          </table:table-cell>
          <table:table-cell office:value-type="string" calcext:value-type="string">
            <text:p>D62T63</text:p>
          </table:table-cell>
          <table:table-cell office:value-type="string" calcext:value-type="string">
            <text:p>62, 63</text:p>
          </table:table-cell>
          <table:table-cell office:value-type="float" office:value="30" calcext:value-type="float">
            <text:p>30</text:p>
          </table:table-cell>
          <table:table-cell table:formula="of:=VLOOKUP([.D36];[.$H$2:.$I$41];2;0)" office:value-type="string" office:string-value="IT and other information services" calcext:value-type="string">
            <text:p>IT and other information servic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D84</text:p>
          </table:table-cell>
          <table:table-cell office:value-type="string" calcext:value-type="string">
            <text:p>84</text:p>
          </table:table-cell>
        </table:table-row>
        <table:table-row table:style-name="ro3">
          <table:table-cell office:value-type="string" calcext:value-type="string">
            <text:p>Financial and insurance activities</text:p>
          </table:table-cell>
          <table:table-cell office:value-type="string" calcext:value-type="string">
            <text:p>D64T66</text:p>
          </table:table-cell>
          <table:table-cell office:value-type="string" calcext:value-type="string">
            <text:p>64, 65, 66</text:p>
          </table:table-cell>
          <table:table-cell office:value-type="float" office:value="31" calcext:value-type="float">
            <text:p>31</text:p>
          </table:table-cell>
          <table:table-cell table:formula="of:=VLOOKUP([.D37];[.$H$2:.$I$41];2;0)" office:value-type="string" office:string-value="Financial and insurance activities" calcext:value-type="string">
            <text:p>Financial and insurance activities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85</text:p>
          </table:table-cell>
          <table:table-cell office:value-type="string" calcext:value-type="string">
            <text:p>85</text:p>
          </table:table-cell>
        </table:table-row>
        <table:table-row table:style-name="ro3">
          <table:table-cell table:style-name="ce15" office:value-type="string" calcext:value-type="string">
            <text:p>Real estate activities</text:p>
          </table:table-cell>
          <table:table-cell table:style-name="ce15" office:value-type="string" calcext:value-type="string">
            <text:p>D68</text:p>
          </table:table-cell>
          <table:table-cell office:value-type="string" calcext:value-type="string">
            <text:p>68</text:p>
          </table:table-cell>
          <table:table-cell office:value-type="float" office:value="32" calcext:value-type="float">
            <text:p>32</text:p>
          </table:table-cell>
          <table:table-cell table:formula="of:=VLOOKUP([.D38];[.$H$2:.$I$41];2;0)" office:value-type="string" office:string-value="Real estate activities" calcext:value-type="string">
            <text:p>Real estate activities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Human health and social work activities</text:p>
          </table:table-cell>
          <table:table-cell office:value-type="string" calcext:value-type="string">
            <text:p>D86T88</text:p>
          </table:table-cell>
          <table:table-cell office:value-type="string" calcext:value-type="string">
            <text:p>86, 87, 88</text:p>
          </table:table-cell>
        </table:table-row>
        <table:table-row table:style-name="ro7">
          <table:table-cell table:style-name="ce15" office:value-type="string" calcext:value-type="string">
            <text:p>Professional, scientific and technical activities</text:p>
          </table:table-cell>
          <table:table-cell table:style-name="ce15" office:value-type="string" calcext:value-type="string">
            <text:p>D69T75</text:p>
          </table:table-cell>
          <table:table-cell office:value-type="string" calcext:value-type="string">
            <text:p>69 to 75</text:p>
          </table:table-cell>
          <table:table-cell office:value-type="float" office:value="33" calcext:value-type="float">
            <text:p>33</text:p>
          </table:table-cell>
          <table:table-cell table:formula="of:=VLOOKUP([.D39];[.$H$2:.$I$41];2;0)" office:value-type="string" office:string-value="Professional, scientific and technical activities" calcext:value-type="string">
            <text:p>Professional, scientific and technical activitie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rts, entertainment and recreation</text:p>
          </table:table-cell>
          <table:table-cell office:value-type="string" calcext:value-type="string">
            <text:p>D90T93</text:p>
          </table:table-cell>
          <table:table-cell office:value-type="string" calcext:value-type="string">
            <text:p>90, 91, 92, 93</text:p>
          </table:table-cell>
        </table:table-row>
        <table:table-row table:style-name="ro3">
          <table:table-cell table:style-name="ce15" office:value-type="string" calcext:value-type="string">
            <text:p>Administrative and support services</text:p>
          </table:table-cell>
          <table:table-cell table:style-name="ce15" office:value-type="string" calcext:value-type="string">
            <text:p>D77T82</text:p>
          </table:table-cell>
          <table:table-cell office:value-type="string" calcext:value-type="string">
            <text:p>77 to 82</text:p>
          </table:table-cell>
          <table:table-cell office:value-type="float" office:value="34" calcext:value-type="float">
            <text:p>34</text:p>
          </table:table-cell>
          <table:table-cell table:formula="of:=VLOOKUP([.D40];[.$H$2:.$I$41];2;0)" office:value-type="string" office:string-value="Administrative and support services" calcext:value-type="string">
            <text:p>Administrative and support services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Other service activities</text:p>
          </table:table-cell>
          <table:table-cell office:value-type="string" calcext:value-type="string">
            <text:p>D94T96</text:p>
          </table:table-cell>
          <table:table-cell office:value-type="string" calcext:value-type="string">
            <text:p>94,95, 96</text:p>
          </table:table-cell>
        </table:table-row>
        <table:table-row table:style-name="ro7">
          <table:table-cell table:style-name="ce15" office:value-type="string" calcext:value-type="string">
            <text:p>Public administration and defence; compulsory social security</text:p>
          </table:table-cell>
          <table:table-cell table:style-name="ce15" office:value-type="string" calcext:value-type="string">
            <text:p>D84</text:p>
          </table:table-cell>
          <table:table-cell office:value-type="string" calcext:value-type="string">
            <text:p>84</text:p>
          </table:table-cell>
          <table:table-cell office:value-type="float" office:value="35" calcext:value-type="float">
            <text:p>35</text:p>
          </table:table-cell>
          <table:table-cell table:formula="of:=VLOOKUP([.D41];[.$H$2:.$I$41];2;0)" office:value-type="string" office:string-value="Public administration and defence; compulsory social security" calcext:value-type="string">
            <text:p>Public administration and defence; compulsory social security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string" calcext:value-type="string">
            <text:p>D97T98</text:p>
          </table:table-cell>
          <table:table-cell office:value-type="string" calcext:value-type="string">
            <text:p>97, 98</text:p>
          </table:table-cell>
        </table:table-row>
        <table:table-row table:style-name="ro3">
          <table:table-cell table:style-name="ce15" office:value-type="string" calcext:value-type="string">
            <text:p>Education</text:p>
          </table:table-cell>
          <table:table-cell table:style-name="ce15" office:value-type="string" calcext:value-type="string">
            <text:p>D85</text:p>
          </table:table-cell>
          <table:table-cell office:value-type="string" calcext:value-type="string">
            <text:p>85</text:p>
          </table:table-cell>
          <table:table-cell office:value-type="float" office:value="36" calcext:value-type="float">
            <text:p>36</text:p>
          </table:table-cell>
          <table:table-cell table:formula="of:=VLOOKUP([.D42];[.$H$2:.$I$41];2;0)" office:value-type="string" office:string-value="Education" calcext:value-type="string">
            <text:p>Education</text:p>
          </table:table-cell>
          <table:table-cell table:number-columns-repeated="6"/>
        </table:table-row>
        <table:table-row table:style-name="ro3">
          <table:table-cell table:style-name="ce15" office:value-type="string" calcext:value-type="string">
            <text:p>Human health and social work activities</text:p>
          </table:table-cell>
          <table:table-cell table:style-name="ce15" office:value-type="string" calcext:value-type="string">
            <text:p>D86T88</text:p>
          </table:table-cell>
          <table:table-cell office:value-type="string" calcext:value-type="string">
            <text:p>86, 87, 88</text:p>
          </table:table-cell>
          <table:table-cell table:style-name="ce29" office:value-type="float" office:value="37" calcext:value-type="float">
            <text:p>37</text:p>
          </table:table-cell>
          <table:table-cell table:formula="of:=VLOOKUP([.D43];[.$H$2:.$I$41];2;0)" office:value-type="string" office:string-value="Human health and social work activities" calcext:value-type="string">
            <text:p>Human health and social work activitie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, entertainment and recreation</text:p>
          </table:table-cell>
          <table:table-cell office:value-type="string" calcext:value-type="string">
            <text:p>D90T93</text:p>
          </table:table-cell>
          <table:table-cell office:value-type="string" calcext:value-type="string">
            <text:p>90, 91, 92, 93</text:p>
          </table:table-cell>
          <table:table-cell table:style-name="ce29" office:value-type="float" office:value="38" calcext:value-type="float">
            <text:p>38</text:p>
          </table:table-cell>
          <table:table-cell table:formula="of:=VLOOKUP([.D44];[.$H$2:.$I$41];2;0)" office:value-type="string" office:string-value="Arts, entertainment and recreation" calcext:value-type="string">
            <text:p>Arts, entertainment and recreat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ther service activities</text:p>
          </table:table-cell>
          <table:table-cell office:value-type="string" calcext:value-type="string">
            <text:p>D94T96</text:p>
          </table:table-cell>
          <table:table-cell office:value-type="string" calcext:value-type="string">
            <text:p>94,95, 96</text:p>
          </table:table-cell>
          <table:table-cell table:style-name="ce29" office:value-type="float" office:value="39" calcext:value-type="float">
            <text:p>39</text:p>
          </table:table-cell>
          <table:table-cell table:formula="of:=VLOOKUP([.D45];[.$H$2:.$I$41];2;0)" office:value-type="string" office:string-value="Other service activities" calcext:value-type="string">
            <text:p>Other service activities</text:p>
          </table:table-cell>
          <table:table-cell table:number-columns-repeated="6"/>
        </table:table-row>
        <table:table-row table:style-name="ro8">
          <table:table-cell table:style-name="ce16"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string" calcext:value-type="string">
            <text:p>D97T98</text:p>
          </table:table-cell>
          <table:table-cell office:value-type="string" calcext:value-type="string">
            <text:p>97, 98</text:p>
          </table:table-cell>
          <table:table-cell table:style-name="ce29" office:value-type="float" office:value="40" calcext:value-type="float">
            <text:p>40</text:p>
          </table:table-cell>
          <table:table-cell table:formula="of:=VLOOKUP([.D46];[.$H$2:.$I$41];2;0)" office:value-type="string" office:string-value="Activities of households as employers; undifferentiated goods- and services-producing activities of households for own use" calcext:value-type="string">
            <text:p>Activities of households as employers; undifferentiated goods- and services-producing activities of households for own use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 table:style-name="ce29" table:number-columns-repeated="2"/>
          <table:table-cell table:number-columns-repeated="7"/>
        </table:table-row>
        <table:table-row table:style-name="ro3" table:number-rows-repeated="4">
          <table:table-cell table:style-name="Default" table:number-columns-repeated="2"/>
          <table:table-cell table:style-name="ce29"/>
          <table:table-cell table:style-name="ce19"/>
          <table:table-cell table:number-columns-repeated="7"/>
        </table:table-row>
        <table:table-row table:style-name="ro3" table:number-rows-repeated="23">
          <table:table-cell table:style-name="Default" table:number-columns-repeated="2"/>
          <table:table-cell table:style-name="ce29" table:number-columns-repeated="2"/>
          <table:table-cell table:number-columns-repeated="7"/>
        </table:table-row>
        <table:table-row table:style-name="ro3">
          <table:table-cell table:style-name="Default" table:number-columns-repeated="2"/>
          <table:table-cell table:style-name="ce30"/>
          <table:table-cell table:style-name="ce29"/>
          <table:table-cell table:number-columns-repeated="7"/>
        </table:table-row>
        <table:table-row table:style-name="ro3" table:number-rows-repeated="4">
          <table:table-cell table:style-name="Default" table:number-columns-repeated="3"/>
          <table:table-cell table:number-columns-repeated="8"/>
        </table:table-row>
        <table:table-row table:style-name="ro3">
          <table:table-cell table:style-name="Default" table:number-columns-repeated="3"/>
          <table:table-cell table:style-name="ce31"/>
          <table:table-cell table:number-columns-repeated="7"/>
        </table:table-row>
        <calcext:conditional-formats>
          <calcext:conditional-format calcext:target-range-address="icio2021_reworked.C43:icio2021_reworked.D75 icio2021_reworked.C2:icio2021_reworked.C75">
            <calcext:condition calcext:apply-style-name="Good" calcext:value="=1" calcext:base-cell-address="icio2021_reworked.C2"/>
          </calcext:conditional-format>
        </calcext:conditional-formats>
      </table:table>
      <table:named-expressions/>
      <table:database-ranges>
        <table:database-range table:name="__Anonymous_Sheet_DB__0" table:target-range-address="aggreg_input.A1:aggreg_input.L164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eora26_without_reexport.B2:eora26_without_reexport.B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xiobase_74.B2:exiobase_74.B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exiobase_7.B2:exiobase_7.B2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uregio.B2:euregio.B27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icio2021_reworked.B2:icio2021_reworked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3" number:min-decimal-places="3" number:min-integer-digits="1" number:grouping="true"/>
    </number:number-style>
    <number:number-style style:name="N15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7:07:08.173896636</meta:creation-date>
    <dc:date>2023-03-23T17:00:37.394717970</dc:date>
    <meta:editing-duration>PT12H26M25S</meta:editing-duration>
    <meta:editing-cycles>20</meta:editing-cycles>
    <meta:generator>LibreOffice/7.5.1.2$Linux_X86_64 LibreOffice_project/50$Build-2</meta:generator>
    <dc:creator>Samuel Juhel</dc:creator>
    <meta:document-statistic meta:table-count="6" meta:cell-count="2610" meta:object-count="0"/>
  </office:meta>
</office:document-meta>
</file>